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1.44pt"/>
    </style:style>
    <style:style style:name="co2" style:family="table-column">
      <style:table-column-properties fo:break-before="auto" style:column-width="38.35pt"/>
    </style:style>
    <style:style style:name="co3" style:family="table-column">
      <style:table-column-properties fo:break-before="auto" style:column-width="62.45pt"/>
    </style:style>
    <style:style style:name="co4" style:family="table-column">
      <style:table-column-properties fo:break-before="auto" style:column-width="43.94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54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T_Line1-5.97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U: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:1</text:p>
          </table:table-cell>
          <table:table-cell office:value-type="string" calcext:value-type="string">
            <text:p>U:2</text:p>
          </table:table-cell>
          <table:table-cell office:value-type="string" calcext:value-type="string">
            <text:p>vtkValidPointMask</text:p>
          </table:table-cell>
          <table:table-cell office:value-type="string" calcext:value-type="string">
            <text:p>arc_length</text:p>
          </table:table-cell>
          <table:table-cell office:value-type="string" calcext:value-type="string">
            <text:p>Points:0</text:p>
          </table:table-cell>
          <table:table-cell office:value-type="string" calcext:value-type="string">
            <text:p>x/D</text:p>
          </table:table-cell>
          <table:table-cell office:value-type="string" calcext:value-type="string">
            <text:p>Points:1</text:p>
          </table:table-cell>
          <table:table-cell office:value-type="string" calcext:value-type="string">
            <text:p>Points:2</text:p>
          </table:table-cell>
        </table:table-row>
        <table:table-row table:style-name="ro1">
          <table:table-cell office:value-type="float" office:value="4.2629" calcext:value-type="float">
            <text:p>4.2629</text:p>
          </table:table-cell>
          <table:table-cell office:value-type="float" office:value="9.7339" calcext:value-type="float">
            <text:p>9.7339</text:p>
          </table:table-cell>
          <table:table-cell table:formula="of:=[.B2]/[.$B$2]" office:value-type="float" office:value="1" calcext:value-type="float">
            <text:p>1</text:p>
          </table:table-cell>
          <table:table-cell office:value-type="float" office:value="0.000028115" calcext:value-type="float">
            <text:p>2.8115E-05</text:p>
          </table:table-cell>
          <table:table-cell office:value-type="float" office:value="0.20434" calcext:value-type="float">
            <text:p>0.20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68" calcext:value-type="float">
            <text:p>7.68</text:p>
          </table:table-cell>
          <table:table-cell table:formula="of:=([.H2]-12)/4.5" office:value-type="float" office:value="-0.96" calcext:value-type="float">
            <text:p>-0.9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3628" calcext:value-type="float">
            <text:p>4.3628</text:p>
          </table:table-cell>
          <table:table-cell office:value-type="float" office:value="9.7224" calcext:value-type="float">
            <text:p>9.7224</text:p>
          </table:table-cell>
          <table:table-cell table:formula="of:=[.B3]/[.$B$2]" office:value-type="float" office:value="0.998818561933038" calcext:value-type="float">
            <text:p>0.998818561933038</text:p>
          </table:table-cell>
          <table:table-cell office:value-type="float" office:value="0.000022694" calcext:value-type="float">
            <text:p>2.2694E-05</text:p>
          </table:table-cell>
          <table:table-cell office:value-type="float" office:value="0.21173" calcext:value-type="float">
            <text:p>0.21173</text:p>
          </table:table-cell>
          <table:table-cell office:value-type="float" office:value="1" calcext:value-type="float">
            <text:p>1</text:p>
          </table:table-cell>
          <table:table-cell office:value-type="float" office:value="0.10035" calcext:value-type="float">
            <text:p>0.10035</text:p>
          </table:table-cell>
          <table:table-cell office:value-type="float" office:value="7.7804" calcext:value-type="float">
            <text:p>7.7804</text:p>
          </table:table-cell>
          <table:table-cell table:formula="of:=([.H3]-12)/4.5" office:value-type="float" office:value="-0.937688888888889" calcext:value-type="float">
            <text:p>-0.9376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4828" calcext:value-type="float">
            <text:p>4.4828</text:p>
          </table:table-cell>
          <table:table-cell office:value-type="float" office:value="9.7085" calcext:value-type="float">
            <text:p>9.7085</text:p>
          </table:table-cell>
          <table:table-cell table:formula="of:=[.B4]/[.$B$2]" office:value-type="float" office:value="0.997390562878189" calcext:value-type="float">
            <text:p>0.997390562878189</text:p>
          </table:table-cell>
          <table:table-cell office:value-type="float" office:value="0.000012188" calcext:value-type="float">
            <text:p>1.2188E-05</text:p>
          </table:table-cell>
          <table:table-cell office:value-type="float" office:value="0.22025" calcext:value-type="float">
            <text:p>0.22025</text:p>
          </table:table-cell>
          <table:table-cell office:value-type="float" office:value="1" calcext:value-type="float">
            <text:p>1</text:p>
          </table:table-cell>
          <table:table-cell office:value-type="float" office:value="0.2007" calcext:value-type="float">
            <text:p>0.2007</text:p>
          </table:table-cell>
          <table:table-cell office:value-type="float" office:value="7.8807" calcext:value-type="float">
            <text:p>7.8807</text:p>
          </table:table-cell>
          <table:table-cell table:formula="of:=([.H4]-12)/4.5" office:value-type="float" office:value="-0.9154" calcext:value-type="float">
            <text:p>-0.915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6028" calcext:value-type="float">
            <text:p>4.6028</text:p>
          </table:table-cell>
          <table:table-cell office:value-type="float" office:value="9.6947" calcext:value-type="float">
            <text:p>9.6947</text:p>
          </table:table-cell>
          <table:table-cell table:formula="of:=[.B5]/[.$B$2]" office:value-type="float" office:value="0.995972837197834" calcext:value-type="float">
            <text:p>0.995972837197834</text:p>
          </table:table-cell>
          <table:table-cell office:value-type="float" office:value="0.0000016824" calcext:value-type="float">
            <text:p>1.6824E-06</text:p>
          </table:table-cell>
          <table:table-cell office:value-type="float" office:value="0.22878" calcext:value-type="float">
            <text:p>0.22878</text:p>
          </table:table-cell>
          <table:table-cell office:value-type="float" office:value="1" calcext:value-type="float">
            <text:p>1</text:p>
          </table:table-cell>
          <table:table-cell office:value-type="float" office:value="0.30105" calcext:value-type="float">
            <text:p>0.30105</text:p>
          </table:table-cell>
          <table:table-cell office:value-type="float" office:value="7.9811" calcext:value-type="float">
            <text:p>7.9811</text:p>
          </table:table-cell>
          <table:table-cell table:formula="of:=([.H5]-12)/4.5" office:value-type="float" office:value="-0.893088888888889" calcext:value-type="float">
            <text:p>-0.893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7217" calcext:value-type="float">
            <text:p>4.7217</text:p>
          </table:table-cell>
          <table:table-cell office:value-type="float" office:value="9.681" calcext:value-type="float">
            <text:p>9.681</text:p>
          </table:table-cell>
          <table:table-cell table:formula="of:=[.B6]/[.$B$2]" office:value-type="float" office:value="0.994565384891975" calcext:value-type="float">
            <text:p>0.994565384891975</text:p>
          </table:table-cell>
          <table:table-cell office:value-type="float" office:value="-0.0000089582" calcext:value-type="float">
            <text:p>-8.9582E-06</text:p>
          </table:table-cell>
          <table:table-cell office:value-type="float" office:value="0.23737" calcext:value-type="float">
            <text:p>0.23737</text:p>
          </table:table-cell>
          <table:table-cell office:value-type="float" office:value="1" calcext:value-type="float">
            <text:p>1</text:p>
          </table:table-cell>
          <table:table-cell office:value-type="float" office:value="0.4014" calcext:value-type="float">
            <text:p>0.4014</text:p>
          </table:table-cell>
          <table:table-cell office:value-type="float" office:value="8.0814" calcext:value-type="float">
            <text:p>8.0814</text:p>
          </table:table-cell>
          <table:table-cell table:formula="of:=([.H6]-12)/4.5" office:value-type="float" office:value="-0.8708" calcext:value-type="float">
            <text:p>-0.870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8545" calcext:value-type="float">
            <text:p>4.8545</text:p>
          </table:table-cell>
          <table:table-cell office:value-type="float" office:value="9.6657" calcext:value-type="float">
            <text:p>9.6657</text:p>
          </table:table-cell>
          <table:table-cell table:formula="of:=[.B7]/[.$B$2]" office:value-type="float" office:value="0.992993558594191" calcext:value-type="float">
            <text:p>0.992993558594191</text:p>
          </table:table-cell>
          <table:table-cell office:value-type="float" office:value="-0.000027056" calcext:value-type="float">
            <text:p>-2.7056E-05</text:p>
          </table:table-cell>
          <table:table-cell office:value-type="float" office:value="0.24728" calcext:value-type="float">
            <text:p>0.24728</text:p>
          </table:table-cell>
          <table:table-cell office:value-type="float" office:value="1" calcext:value-type="float">
            <text:p>1</text:p>
          </table:table-cell>
          <table:table-cell office:value-type="float" office:value="0.50175" calcext:value-type="float">
            <text:p>0.50175</text:p>
          </table:table-cell>
          <table:table-cell office:value-type="float" office:value="8.1818" calcext:value-type="float">
            <text:p>8.1818</text:p>
          </table:table-cell>
          <table:table-cell table:formula="of:=([.H7]-12)/4.5" office:value-type="float" office:value="-0.848488888888889" calcext:value-type="float">
            <text:p>-0.8484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4.9954" calcext:value-type="float">
            <text:p>4.9954</text:p>
          </table:table-cell>
          <table:table-cell office:value-type="float" office:value="9.6495" calcext:value-type="float">
            <text:p>9.6495</text:p>
          </table:table-cell>
          <table:table-cell table:formula="of:=[.B8]/[.$B$2]" office:value-type="float" office:value="0.991329271925949" calcext:value-type="float">
            <text:p>0.991329271925949</text:p>
          </table:table-cell>
          <table:table-cell office:value-type="float" office:value="-0.000047414" calcext:value-type="float">
            <text:p>-4.7414E-05</text:p>
          </table:table-cell>
          <table:table-cell office:value-type="float" office:value="0.2575" calcext:value-type="float">
            <text:p>0.2575</text:p>
          </table:table-cell>
          <table:table-cell office:value-type="float" office:value="1" calcext:value-type="float">
            <text:p>1</text:p>
          </table:table-cell>
          <table:table-cell office:value-type="float" office:value="0.6021" calcext:value-type="float">
            <text:p>0.6021</text:p>
          </table:table-cell>
          <table:table-cell office:value-type="float" office:value="8.2821" calcext:value-type="float">
            <text:p>8.2821</text:p>
          </table:table-cell>
          <table:table-cell table:formula="of:=([.H8]-12)/4.5" office:value-type="float" office:value="-0.8262" calcext:value-type="float">
            <text:p>-0.826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1364" calcext:value-type="float">
            <text:p>5.1364</text:p>
          </table:table-cell>
          <table:table-cell office:value-type="float" office:value="9.6333" calcext:value-type="float">
            <text:p>9.6333</text:p>
          </table:table-cell>
          <table:table-cell table:formula="of:=[.B9]/[.$B$2]" office:value-type="float" office:value="0.989664985257708" calcext:value-type="float">
            <text:p>0.989664985257708</text:p>
          </table:table-cell>
          <table:table-cell office:value-type="float" office:value="-0.000067771" calcext:value-type="float">
            <text:p>-6.7771E-05</text:p>
          </table:table-cell>
          <table:table-cell office:value-type="float" office:value="0.26772" calcext:value-type="float">
            <text:p>0.26772</text:p>
          </table:table-cell>
          <table:table-cell office:value-type="float" office:value="1" calcext:value-type="float">
            <text:p>1</text:p>
          </table:table-cell>
          <table:table-cell office:value-type="float" office:value="0.70245" calcext:value-type="float">
            <text:p>0.70245</text:p>
          </table:table-cell>
          <table:table-cell office:value-type="float" office:value="8.3825" calcext:value-type="float">
            <text:p>8.3825</text:p>
          </table:table-cell>
          <table:table-cell table:formula="of:=([.H9]-12)/4.5" office:value-type="float" office:value="-0.803888888888889" calcext:value-type="float">
            <text:p>-0.803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2875" calcext:value-type="float">
            <text:p>5.2875</text:p>
          </table:table-cell>
          <table:table-cell office:value-type="float" office:value="9.6159" calcext:value-type="float">
            <text:p>9.6159</text:p>
          </table:table-cell>
          <table:table-cell table:formula="of:=[.B10]/[.$B$2]" office:value-type="float" office:value="0.987877418095522" calcext:value-type="float">
            <text:p>0.987877418095522</text:p>
          </table:table-cell>
          <table:table-cell office:value-type="float" office:value="-0.000098133" calcext:value-type="float">
            <text:p>-9.8133E-05</text:p>
          </table:table-cell>
          <table:table-cell office:value-type="float" office:value="0.27938" calcext:value-type="float">
            <text:p>0.27938</text:p>
          </table:table-cell>
          <table:table-cell office:value-type="float" office:value="1" calcext:value-type="float">
            <text:p>1</text:p>
          </table:table-cell>
          <table:table-cell office:value-type="float" office:value="0.8028" calcext:value-type="float">
            <text:p>0.8028</text:p>
          </table:table-cell>
          <table:table-cell office:value-type="float" office:value="8.4828" calcext:value-type="float">
            <text:p>8.4828</text:p>
          </table:table-cell>
          <table:table-cell table:formula="of:=([.H10]-12)/4.5" office:value-type="float" office:value="-0.7816" calcext:value-type="float">
            <text:p>-0.781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4524" calcext:value-type="float">
            <text:p>5.4524</text:p>
          </table:table-cell>
          <table:table-cell office:value-type="float" office:value="9.597" calcext:value-type="float">
            <text:p>9.597</text:p>
          </table:table-cell>
          <table:table-cell table:formula="of:=[.B11]/[.$B$2]" office:value-type="float" office:value="0.985935750315906" calcext:value-type="float">
            <text:p>0.985935750315906</text:p>
          </table:table-cell>
          <table:table-cell office:value-type="float" office:value="-0.00013469" calcext:value-type="float">
            <text:p>-0.00013469</text:p>
          </table:table-cell>
          <table:table-cell office:value-type="float" office:value="0.2916" calcext:value-type="float">
            <text:p>0.2916</text:p>
          </table:table-cell>
          <table:table-cell office:value-type="float" office:value="1" calcext:value-type="float">
            <text:p>1</text:p>
          </table:table-cell>
          <table:table-cell office:value-type="float" office:value="0.90315" calcext:value-type="float">
            <text:p>0.90315</text:p>
          </table:table-cell>
          <table:table-cell office:value-type="float" office:value="8.5831" calcext:value-type="float">
            <text:p>8.5831</text:p>
          </table:table-cell>
          <table:table-cell table:formula="of:=([.H11]-12)/4.5" office:value-type="float" office:value="-0.759311111111111" calcext:value-type="float">
            <text:p>-0.7593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6173" calcext:value-type="float">
            <text:p>5.6173</text:p>
          </table:table-cell>
          <table:table-cell office:value-type="float" office:value="9.5781" calcext:value-type="float">
            <text:p>9.5781</text:p>
          </table:table-cell>
          <table:table-cell table:formula="of:=[.B12]/[.$B$2]" office:value-type="float" office:value="0.983994082536291" calcext:value-type="float">
            <text:p>0.983994082536291</text:p>
          </table:table-cell>
          <table:table-cell office:value-type="float" office:value="-0.00017125" calcext:value-type="float">
            <text:p>-0.00017125</text:p>
          </table:table-cell>
          <table:table-cell office:value-type="float" office:value="0.30381" calcext:value-type="float">
            <text:p>0.30381</text:p>
          </table:table-cell>
          <table:table-cell office:value-type="float" office:value="1" calcext:value-type="float">
            <text:p>1</text:p>
          </table:table-cell>
          <table:table-cell office:value-type="float" office:value="1.0035" calcext:value-type="float">
            <text:p>1.0035</text:p>
          </table:table-cell>
          <table:table-cell office:value-type="float" office:value="8.6835" calcext:value-type="float">
            <text:p>8.6835</text:p>
          </table:table-cell>
          <table:table-cell table:formula="of:=([.H12]-12)/4.5" office:value-type="float" office:value="-0.737" calcext:value-type="float">
            <text:p>-0.73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7953" calcext:value-type="float">
            <text:p>5.7953</text:p>
          </table:table-cell>
          <table:table-cell office:value-type="float" office:value="9.5577" calcext:value-type="float">
            <text:p>9.5577</text:p>
          </table:table-cell>
          <table:table-cell table:formula="of:=[.B13]/[.$B$2]" office:value-type="float" office:value="0.981898314139245" calcext:value-type="float">
            <text:p>0.981898314139245</text:p>
          </table:table-cell>
          <table:table-cell office:value-type="float" office:value="-0.0002258" calcext:value-type="float">
            <text:p>-0.0002258</text:p>
          </table:table-cell>
          <table:table-cell office:value-type="float" office:value="0.31785" calcext:value-type="float">
            <text:p>0.31785</text:p>
          </table:table-cell>
          <table:table-cell office:value-type="float" office:value="1" calcext:value-type="float">
            <text:p>1</text:p>
          </table:table-cell>
          <table:table-cell office:value-type="float" office:value="1.1038" calcext:value-type="float">
            <text:p>1.1038</text:p>
          </table:table-cell>
          <table:table-cell office:value-type="float" office:value="8.7838" calcext:value-type="float">
            <text:p>8.7838</text:p>
          </table:table-cell>
          <table:table-cell table:formula="of:=([.H13]-12)/4.5" office:value-type="float" office:value="-0.714711111111111" calcext:value-type="float">
            <text:p>-0.7147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5.9876" calcext:value-type="float">
            <text:p>5.9876</text:p>
          </table:table-cell>
          <table:table-cell office:value-type="float" office:value="9.5357" calcext:value-type="float">
            <text:p>9.5357</text:p>
          </table:table-cell>
          <table:table-cell table:formula="of:=[.B14]/[.$B$2]" office:value-type="float" office:value="0.979638171750275" calcext:value-type="float">
            <text:p>0.979638171750275</text:p>
          </table:table-cell>
          <table:table-cell office:value-type="float" office:value="-0.0002889" calcext:value-type="float">
            <text:p>-0.0002889</text:p>
          </table:table-cell>
          <table:table-cell office:value-type="float" office:value="0.3324" calcext:value-type="float">
            <text:p>0.3324</text:p>
          </table:table-cell>
          <table:table-cell office:value-type="float" office:value="1" calcext:value-type="float">
            <text:p>1</text:p>
          </table:table-cell>
          <table:table-cell office:value-type="float" office:value="1.2042" calcext:value-type="float">
            <text:p>1.2042</text:p>
          </table:table-cell>
          <table:table-cell office:value-type="float" office:value="8.8842" calcext:value-type="float">
            <text:p>8.8842</text:p>
          </table:table-cell>
          <table:table-cell table:formula="of:=([.H14]-12)/4.5" office:value-type="float" office:value="-0.6924" calcext:value-type="float">
            <text:p>-0.692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1757" calcext:value-type="float">
            <text:p>6.1757</text:p>
          </table:table-cell>
          <table:table-cell office:value-type="float" office:value="9.5142" calcext:value-type="float">
            <text:p>9.5142</text:p>
          </table:table-cell>
          <table:table-cell table:formula="of:=[.B15]/[.$B$2]" office:value-type="float" office:value="0.977429396233781" calcext:value-type="float">
            <text:p>0.977429396233781</text:p>
          </table:table-cell>
          <table:table-cell office:value-type="float" office:value="-0.00035209" calcext:value-type="float">
            <text:p>-0.00035209</text:p>
          </table:table-cell>
          <table:table-cell office:value-type="float" office:value="0.34716" calcext:value-type="float">
            <text:p>0.34716</text:p>
          </table:table-cell>
          <table:table-cell office:value-type="float" office:value="1" calcext:value-type="float">
            <text:p>1</text:p>
          </table:table-cell>
          <table:table-cell office:value-type="float" office:value="1.3046" calcext:value-type="float">
            <text:p>1.3046</text:p>
          </table:table-cell>
          <table:table-cell office:value-type="float" office:value="8.9846" calcext:value-type="float">
            <text:p>8.9846</text:p>
          </table:table-cell>
          <table:table-cell table:formula="of:=([.H15]-12)/4.5" office:value-type="float" office:value="-0.670088888888889" calcext:value-type="float">
            <text:p>-0.670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3947" calcext:value-type="float">
            <text:p>6.3947</text:p>
          </table:table-cell>
          <table:table-cell office:value-type="float" office:value="9.4894" calcext:value-type="float">
            <text:p>9.4894</text:p>
          </table:table-cell>
          <table:table-cell table:formula="of:=[.B16]/[.$B$2]" office:value-type="float" office:value="0.974881599358941" calcext:value-type="float">
            <text:p>0.974881599358941</text:p>
          </table:table-cell>
          <table:table-cell office:value-type="float" office:value="-0.00045329" calcext:value-type="float">
            <text:p>-0.00045329</text:p>
          </table:table-cell>
          <table:table-cell office:value-type="float" office:value="0.36428" calcext:value-type="float">
            <text:p>0.36428</text:p>
          </table:table-cell>
          <table:table-cell office:value-type="float" office:value="1" calcext:value-type="float">
            <text:p>1</text:p>
          </table:table-cell>
          <table:table-cell office:value-type="float" office:value="1.4049" calcext:value-type="float">
            <text:p>1.4049</text:p>
          </table:table-cell>
          <table:table-cell office:value-type="float" office:value="9.0849" calcext:value-type="float">
            <text:p>9.0849</text:p>
          </table:table-cell>
          <table:table-cell table:formula="of:=([.H16]-12)/4.5" office:value-type="float" office:value="-0.6478" calcext:value-type="float">
            <text:p>-0.64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6184" calcext:value-type="float">
            <text:p>6.6184</text:p>
          </table:table-cell>
          <table:table-cell office:value-type="float" office:value="9.4639" calcext:value-type="float">
            <text:p>9.4639</text:p>
          </table:table-cell>
          <table:table-cell table:formula="of:=[.B17]/[.$B$2]" office:value-type="float" office:value="0.972261888862635" calcext:value-type="float">
            <text:p>0.972261888862635</text:p>
          </table:table-cell>
          <table:table-cell office:value-type="float" office:value="-0.00055831" calcext:value-type="float">
            <text:p>-0.00055831</text:p>
          </table:table-cell>
          <table:table-cell office:value-type="float" office:value="0.38155" calcext:value-type="float">
            <text:p>0.38155</text:p>
          </table:table-cell>
          <table:table-cell office:value-type="float" office:value="1" calcext:value-type="float">
            <text:p>1</text:p>
          </table:table-cell>
          <table:table-cell office:value-type="float" office:value="1.5053" calcext:value-type="float">
            <text:p>1.5053</text:p>
          </table:table-cell>
          <table:table-cell office:value-type="float" office:value="9.1853" calcext:value-type="float">
            <text:p>9.1853</text:p>
          </table:table-cell>
          <table:table-cell table:formula="of:=([.H17]-12)/4.5" office:value-type="float" office:value="-0.625488888888889" calcext:value-type="float">
            <text:p>-0.6254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8465" calcext:value-type="float">
            <text:p>6.8465</text:p>
          </table:table-cell>
          <table:table-cell office:value-type="float" office:value="9.4381" calcext:value-type="float">
            <text:p>9.4381</text:p>
          </table:table-cell>
          <table:table-cell table:formula="of:=[.B18]/[.$B$2]" office:value-type="float" office:value="0.969611358242842" calcext:value-type="float">
            <text:p>0.969611358242842</text:p>
          </table:table-cell>
          <table:table-cell office:value-type="float" office:value="-0.00068193" calcext:value-type="float">
            <text:p>-0.00068193</text:p>
          </table:table-cell>
          <table:table-cell office:value-type="float" office:value="0.40015" calcext:value-type="float">
            <text:p>0.40015</text:p>
          </table:table-cell>
          <table:table-cell office:value-type="float" office:value="1" calcext:value-type="float">
            <text:p>1</text:p>
          </table:table-cell>
          <table:table-cell office:value-type="float" office:value="1.6056" calcext:value-type="float">
            <text:p>1.6056</text:p>
          </table:table-cell>
          <table:table-cell office:value-type="float" office:value="9.2856" calcext:value-type="float">
            <text:p>9.2856</text:p>
          </table:table-cell>
          <table:table-cell table:formula="of:=([.H18]-12)/4.5" office:value-type="float" office:value="-0.6032" calcext:value-type="float">
            <text:p>-0.603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1062" calcext:value-type="float">
            <text:p>7.1062</text:p>
          </table:table-cell>
          <table:table-cell office:value-type="float" office:value="9.4088" calcext:value-type="float">
            <text:p>9.4088</text:p>
          </table:table-cell>
          <table:table-cell table:formula="of:=[.B19]/[.$B$2]" office:value-type="float" office:value="0.966601259515713" calcext:value-type="float">
            <text:p>0.966601259515713</text:p>
          </table:table-cell>
          <table:table-cell office:value-type="float" office:value="-0.00084992" calcext:value-type="float">
            <text:p>-0.00084992</text:p>
          </table:table-cell>
          <table:table-cell office:value-type="float" office:value="0.42055" calcext:value-type="float">
            <text:p>0.42055</text:p>
          </table:table-cell>
          <table:table-cell office:value-type="float" office:value="1" calcext:value-type="float">
            <text:p>1</text:p>
          </table:table-cell>
          <table:table-cell office:value-type="float" office:value="1.706" calcext:value-type="float">
            <text:p>1.706</text:p>
          </table:table-cell>
          <table:table-cell office:value-type="float" office:value="9.386" calcext:value-type="float">
            <text:p>9.386</text:p>
          </table:table-cell>
          <table:table-cell table:formula="of:=([.H19]-12)/4.5" office:value-type="float" office:value="-0.580888888888889" calcext:value-type="float">
            <text:p>-0.580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3611" calcext:value-type="float">
            <text:p>7.3611</text:p>
          </table:table-cell>
          <table:table-cell office:value-type="float" office:value="9.3801" calcext:value-type="float">
            <text:p>9.3801</text:p>
          </table:table-cell>
          <table:table-cell table:formula="of:=[.B20]/[.$B$2]" office:value-type="float" office:value="0.963652801035556" calcext:value-type="float">
            <text:p>0.963652801035556</text:p>
          </table:table-cell>
          <table:table-cell office:value-type="float" office:value="-0.0010155" calcext:value-type="float">
            <text:p>-0.0010155</text:p>
          </table:table-cell>
          <table:table-cell office:value-type="float" office:value="0.44117" calcext:value-type="float">
            <text:p>0.44117</text:p>
          </table:table-cell>
          <table:table-cell office:value-type="float" office:value="1" calcext:value-type="float">
            <text:p>1</text:p>
          </table:table-cell>
          <table:table-cell office:value-type="float" office:value="1.8063" calcext:value-type="float">
            <text:p>1.8063</text:p>
          </table:table-cell>
          <table:table-cell office:value-type="float" office:value="9.4863" calcext:value-type="float">
            <text:p>9.4863</text:p>
          </table:table-cell>
          <table:table-cell table:formula="of:=([.H20]-12)/4.5" office:value-type="float" office:value="-0.5586" calcext:value-type="float">
            <text:p>-0.558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6539" calcext:value-type="float">
            <text:p>7.6539</text:p>
          </table:table-cell>
          <table:table-cell office:value-type="float" office:value="9.3475" calcext:value-type="float">
            <text:p>9.3475</text:p>
          </table:table-cell>
          <table:table-cell table:formula="of:=[.B21]/[.$B$2]" office:value-type="float" office:value="0.960303680950082" calcext:value-type="float">
            <text:p>0.960303680950082</text:p>
          </table:table-cell>
          <table:table-cell office:value-type="float" office:value="-0.0012641" calcext:value-type="float">
            <text:p>-0.0012641</text:p>
          </table:table-cell>
          <table:table-cell office:value-type="float" office:value="0.46489" calcext:value-type="float">
            <text:p>0.46489</text:p>
          </table:table-cell>
          <table:table-cell office:value-type="float" office:value="1" calcext:value-type="float">
            <text:p>1</text:p>
          </table:table-cell>
          <table:table-cell office:value-type="float" office:value="1.9067" calcext:value-type="float">
            <text:p>1.9067</text:p>
          </table:table-cell>
          <table:table-cell office:value-type="float" office:value="9.5866" calcext:value-type="float">
            <text:p>9.5866</text:p>
          </table:table-cell>
          <table:table-cell table:formula="of:=([.H21]-12)/4.5" office:value-type="float" office:value="-0.536311111111111" calcext:value-type="float">
            <text:p>-0.5363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7.9548" calcext:value-type="float">
            <text:p>7.9548</text:p>
          </table:table-cell>
          <table:table-cell office:value-type="float" office:value="9.3139" calcext:value-type="float">
            <text:p>9.3139</text:p>
          </table:table-cell>
          <table:table-cell table:formula="of:=[.B22]/[.$B$2]" office:value-type="float" office:value="0.956851827119654" calcext:value-type="float">
            <text:p>0.956851827119654</text:p>
          </table:table-cell>
          <table:table-cell office:value-type="float" office:value="-0.0015251" calcext:value-type="float">
            <text:p>-0.0015251</text:p>
          </table:table-cell>
          <table:table-cell office:value-type="float" office:value="0.48885" calcext:value-type="float">
            <text:p>0.48885</text:p>
          </table:table-cell>
          <table:table-cell office:value-type="float" office:value="1" calcext:value-type="float">
            <text:p>1</text:p>
          </table:table-cell>
          <table:table-cell office:value-type="float" office:value="2.007" calcext:value-type="float">
            <text:p>2.007</text:p>
          </table:table-cell>
          <table:table-cell office:value-type="float" office:value="9.687" calcext:value-type="float">
            <text:p>9.687</text:p>
          </table:table-cell>
          <table:table-cell table:formula="of:=([.H22]-12)/4.5" office:value-type="float" office:value="-0.514" calcext:value-type="float">
            <text:p>-0.51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8.2744" calcext:value-type="float">
            <text:p>8.2744</text:p>
          </table:table-cell>
          <table:table-cell office:value-type="float" office:value="9.2786" calcext:value-type="float">
            <text:p>9.2786</text:p>
          </table:table-cell>
          <table:table-cell table:formula="of:=[.B23]/[.$B$2]" office:value-type="float" office:value="0.953225325922806" calcext:value-type="float">
            <text:p>0.953225325922806</text:p>
          </table:table-cell>
          <table:table-cell office:value-type="float" office:value="-0.001858" calcext:value-type="float">
            <text:p>-0.001858</text:p>
          </table:table-cell>
          <table:table-cell office:value-type="float" office:value="0.51568" calcext:value-type="float">
            <text:p>0.51568</text:p>
          </table:table-cell>
          <table:table-cell office:value-type="float" office:value="1" calcext:value-type="float">
            <text:p>1</text:p>
          </table:table-cell>
          <table:table-cell office:value-type="float" office:value="2.1073" calcext:value-type="float">
            <text:p>2.1073</text:p>
          </table:table-cell>
          <table:table-cell office:value-type="float" office:value="9.7873" calcext:value-type="float">
            <text:p>9.7873</text:p>
          </table:table-cell>
          <table:table-cell table:formula="of:=([.H23]-12)/4.5" office:value-type="float" office:value="-0.491711111111111" calcext:value-type="float">
            <text:p>-0.4917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8.6223" calcext:value-type="float">
            <text:p>8.6223</text:p>
          </table:table-cell>
          <table:table-cell office:value-type="float" office:value="9.2402" calcext:value-type="float">
            <text:p>9.2402</text:p>
          </table:table-cell>
          <table:table-cell table:formula="of:=[.B24]/[.$B$2]" office:value-type="float" office:value="0.949280350116603" calcext:value-type="float">
            <text:p>0.949280350116603</text:p>
          </table:table-cell>
          <table:table-cell office:value-type="float" office:value="-0.0022527" calcext:value-type="float">
            <text:p>-0.0022527</text:p>
          </table:table-cell>
          <table:table-cell office:value-type="float" office:value="0.54366" calcext:value-type="float">
            <text:p>0.54366</text:p>
          </table:table-cell>
          <table:table-cell office:value-type="float" office:value="1" calcext:value-type="float">
            <text:p>1</text:p>
          </table:table-cell>
          <table:table-cell office:value-type="float" office:value="2.2077" calcext:value-type="float">
            <text:p>2.2077</text:p>
          </table:table-cell>
          <table:table-cell office:value-type="float" office:value="9.8877" calcext:value-type="float">
            <text:p>9.8877</text:p>
          </table:table-cell>
          <table:table-cell table:formula="of:=([.H24]-12)/4.5" office:value-type="float" office:value="-0.4694" calcext:value-type="float">
            <text:p>-0.469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8.9832" calcext:value-type="float">
            <text:p>8.9832</text:p>
          </table:table-cell>
          <table:table-cell office:value-type="float" office:value="9.2006" calcext:value-type="float">
            <text:p>9.2006</text:p>
          </table:table-cell>
          <table:table-cell table:formula="of:=[.B25]/[.$B$2]" office:value-type="float" office:value="0.945212093816456" calcext:value-type="float">
            <text:p>0.945212093816456</text:p>
          </table:table-cell>
          <table:table-cell office:value-type="float" office:value="-0.0027089" calcext:value-type="float">
            <text:p>-0.0027089</text:p>
          </table:table-cell>
          <table:table-cell office:value-type="float" office:value="0.57425" calcext:value-type="float">
            <text:p>0.57425</text:p>
          </table:table-cell>
          <table:table-cell office:value-type="float" office:value="1" calcext:value-type="float">
            <text:p>1</text:p>
          </table:table-cell>
          <table:table-cell office:value-type="float" office:value="2.3081" calcext:value-type="float">
            <text:p>2.3081</text:p>
          </table:table-cell>
          <table:table-cell office:value-type="float" office:value="9.9881" calcext:value-type="float">
            <text:p>9.9881</text:p>
          </table:table-cell>
          <table:table-cell table:formula="of:=([.H25]-12)/4.5" office:value-type="float" office:value="-0.447088888888889" calcext:value-type="float">
            <text:p>-0.447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9.3842" calcext:value-type="float">
            <text:p>9.3842</text:p>
          </table:table-cell>
          <table:table-cell office:value-type="float" office:value="9.1569" calcext:value-type="float">
            <text:p>9.1569</text:p>
          </table:table-cell>
          <table:table-cell table:formula="of:=[.B26]/[.$B$2]" office:value-type="float" office:value="0.940722629162001" calcext:value-type="float">
            <text:p>0.940722629162001</text:p>
          </table:table-cell>
          <table:table-cell office:value-type="float" office:value="-0.0032727" calcext:value-type="float">
            <text:p>-0.0032727</text:p>
          </table:table-cell>
          <table:table-cell office:value-type="float" office:value="0.60672" calcext:value-type="float">
            <text:p>0.60672</text:p>
          </table:table-cell>
          <table:table-cell office:value-type="float" office:value="1" calcext:value-type="float">
            <text:p>1</text:p>
          </table:table-cell>
          <table:table-cell office:value-type="float" office:value="2.4084" calcext:value-type="float">
            <text:p>2.4084</text:p>
          </table:table-cell>
          <table:table-cell office:value-type="float" office:value="10.088" calcext:value-type="float">
            <text:p>10.088</text:p>
          </table:table-cell>
          <table:table-cell table:formula="of:=([.H26]-12)/4.5" office:value-type="float" office:value="-0.424888888888889" calcext:value-type="float">
            <text:p>-0.42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9.7977" calcext:value-type="float">
            <text:p>9.7977</text:p>
          </table:table-cell>
          <table:table-cell office:value-type="float" office:value="9.1119" calcext:value-type="float">
            <text:p>9.1119</text:p>
          </table:table-cell>
          <table:table-cell table:formula="of:=[.B27]/[.$B$2]" office:value-type="float" office:value="0.936099610639107" calcext:value-type="float">
            <text:p>0.936099610639107</text:p>
          </table:table-cell>
          <table:table-cell office:value-type="float" office:value="-0.0039009" calcext:value-type="float">
            <text:p>-0.0039009</text:p>
          </table:table-cell>
          <table:table-cell office:value-type="float" office:value="0.64206" calcext:value-type="float">
            <text:p>0.64206</text:p>
          </table:table-cell>
          <table:table-cell office:value-type="float" office:value="1" calcext:value-type="float">
            <text:p>1</text:p>
          </table:table-cell>
          <table:table-cell office:value-type="float" office:value="2.5088" calcext:value-type="float">
            <text:p>2.5088</text:p>
          </table:table-cell>
          <table:table-cell office:value-type="float" office:value="10.189" calcext:value-type="float">
            <text:p>10.189</text:p>
          </table:table-cell>
          <table:table-cell table:formula="of:=([.H27]-12)/4.5" office:value-type="float" office:value="-0.402444444444444" calcext:value-type="float">
            <text:p>-0.402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0.257" calcext:value-type="float">
            <text:p>10.257</text:p>
          </table:table-cell>
          <table:table-cell office:value-type="float" office:value="9.0622" calcext:value-type="float">
            <text:p>9.0622</text:p>
          </table:table-cell>
          <table:table-cell table:formula="of:=[.B28]/[.$B$2]" office:value-type="float" office:value="0.930993743514932" calcext:value-type="float">
            <text:p>0.930993743514932</text:p>
          </table:table-cell>
          <table:table-cell office:value-type="float" office:value="-0.0046647" calcext:value-type="float">
            <text:p>-0.0046647</text:p>
          </table:table-cell>
          <table:table-cell office:value-type="float" office:value="0.67947" calcext:value-type="float">
            <text:p>0.67947</text:p>
          </table:table-cell>
          <table:table-cell office:value-type="float" office:value="1" calcext:value-type="float">
            <text:p>1</text:p>
          </table:table-cell>
          <table:table-cell office:value-type="float" office:value="2.6091" calcext:value-type="float">
            <text:p>2.6091</text:p>
          </table:table-cell>
          <table:table-cell office:value-type="float" office:value="10.289" calcext:value-type="float">
            <text:p>10.289</text:p>
          </table:table-cell>
          <table:table-cell table:formula="of:=([.H28]-12)/4.5" office:value-type="float" office:value="-0.380222222222222" calcext:value-type="float">
            <text:p>-0.38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0.734" calcext:value-type="float">
            <text:p>10.734</text:p>
          </table:table-cell>
          <table:table-cell office:value-type="float" office:value="9.0104" calcext:value-type="float">
            <text:p>9.0104</text:p>
          </table:table-cell>
          <table:table-cell table:formula="of:=[.B29]/[.$B$2]" office:value-type="float" office:value="0.925672135526356" calcext:value-type="float">
            <text:p>0.925672135526356</text:p>
          </table:table-cell>
          <table:table-cell office:value-type="float" office:value="-0.0055123" calcext:value-type="float">
            <text:p>-0.0055123</text:p>
          </table:table-cell>
          <table:table-cell office:value-type="float" office:value="0.72071" calcext:value-type="float">
            <text:p>0.72071</text:p>
          </table:table-cell>
          <table:table-cell office:value-type="float" office:value="1" calcext:value-type="float">
            <text:p>1</text:p>
          </table:table-cell>
          <table:table-cell office:value-type="float" office:value="2.7095" calcext:value-type="float">
            <text:p>2.7095</text:p>
          </table:table-cell>
          <table:table-cell office:value-type="float" office:value="10.389" calcext:value-type="float">
            <text:p>10.389</text:p>
          </table:table-cell>
          <table:table-cell table:formula="of:=([.H29]-12)/4.5" office:value-type="float" office:value="-0.358" calcext:value-type="float">
            <text:p>-0.35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1.255" calcext:value-type="float">
            <text:p>11.255</text:p>
          </table:table-cell>
          <table:table-cell office:value-type="float" office:value="8.954" calcext:value-type="float">
            <text:p>8.954</text:p>
          </table:table-cell>
          <table:table-cell table:formula="of:=[.B30]/[.$B$2]" office:value-type="float" office:value="0.919877952310996" calcext:value-type="float">
            <text:p>0.919877952310996</text:p>
          </table:table-cell>
          <table:table-cell office:value-type="float" office:value="-0.0064953" calcext:value-type="float">
            <text:p>-0.0064953</text:p>
          </table:table-cell>
          <table:table-cell office:value-type="float" office:value="0.76349" calcext:value-type="float">
            <text:p>0.76349</text:p>
          </table:table-cell>
          <table:table-cell office:value-type="float" office:value="1" calcext:value-type="float">
            <text:p>1</text:p>
          </table:table-cell>
          <table:table-cell office:value-type="float" office:value="2.8098" calcext:value-type="float">
            <text:p>2.8098</text:p>
          </table:table-cell>
          <table:table-cell office:value-type="float" office:value="10.49" calcext:value-type="float">
            <text:p>10.49</text:p>
          </table:table-cell>
          <table:table-cell table:formula="of:=([.H30]-12)/4.5" office:value-type="float" office:value="-0.335555555555555" calcext:value-type="float">
            <text:p>-0.335555555555555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1.802" calcext:value-type="float">
            <text:p>11.802</text:p>
          </table:table-cell>
          <table:table-cell office:value-type="float" office:value="8.8936" calcext:value-type="float">
            <text:p>8.8936</text:p>
          </table:table-cell>
          <table:table-cell table:formula="of:=[.B31]/[.$B$2]" office:value-type="float" office:value="0.913672834115822" calcext:value-type="float">
            <text:p>0.913672834115822</text:p>
          </table:table-cell>
          <table:table-cell office:value-type="float" office:value="-0.0075525" calcext:value-type="float">
            <text:p>-0.0075525</text:p>
          </table:table-cell>
          <table:table-cell office:value-type="float" office:value="0.81179" calcext:value-type="float">
            <text:p>0.81179</text:p>
          </table:table-cell>
          <table:table-cell office:value-type="float" office:value="1" calcext:value-type="float">
            <text:p>1</text:p>
          </table:table-cell>
          <table:table-cell office:value-type="float" office:value="2.9102" calcext:value-type="float">
            <text:p>2.9102</text:p>
          </table:table-cell>
          <table:table-cell office:value-type="float" office:value="10.59" calcext:value-type="float">
            <text:p>10.59</text:p>
          </table:table-cell>
          <table:table-cell table:formula="of:=([.H31]-12)/4.5" office:value-type="float" office:value="-0.313333333333333" calcext:value-type="float">
            <text:p>-0.313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2.363" calcext:value-type="float">
            <text:p>12.363</text:p>
          </table:table-cell>
          <table:table-cell office:value-type="float" office:value="8.8307" calcext:value-type="float">
            <text:p>8.8307</text:p>
          </table:table-cell>
          <table:table-cell table:formula="of:=[.B32]/[.$B$2]" office:value-type="float" office:value="0.907210881558265" calcext:value-type="float">
            <text:p>0.907210881558265</text:p>
          </table:table-cell>
          <table:table-cell office:value-type="float" office:value="-0.008623" calcext:value-type="float">
            <text:p>-0.008623</text:p>
          </table:table-cell>
          <table:table-cell office:value-type="float" office:value="0.86231" calcext:value-type="float">
            <text:p>0.86231</text:p>
          </table:table-cell>
          <table:table-cell office:value-type="float" office:value="1" calcext:value-type="float">
            <text:p>1</text:p>
          </table:table-cell>
          <table:table-cell office:value-type="float" office:value="3.0105" calcext:value-type="float">
            <text:p>3.0105</text:p>
          </table:table-cell>
          <table:table-cell office:value-type="float" office:value="10.691" calcext:value-type="float">
            <text:p>10.691</text:p>
          </table:table-cell>
          <table:table-cell table:formula="of:=([.H32]-12)/4.5" office:value-type="float" office:value="-0.290888888888889" calcext:value-type="float">
            <text:p>-0.290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2.989" calcext:value-type="float">
            <text:p>12.989</text:p>
          </table:table-cell>
          <table:table-cell office:value-type="float" office:value="8.7586" calcext:value-type="float">
            <text:p>8.7586</text:p>
          </table:table-cell>
          <table:table-cell table:formula="of:=[.B33]/[.$B$2]" office:value-type="float" office:value="0.899803778547139" calcext:value-type="float">
            <text:p>0.899803778547139</text:p>
          </table:table-cell>
          <table:table-cell office:value-type="float" office:value="-0.0097769" calcext:value-type="float">
            <text:p>-0.0097769</text:p>
          </table:table-cell>
          <table:table-cell office:value-type="float" office:value="0.91666" calcext:value-type="float">
            <text:p>0.91666</text:p>
          </table:table-cell>
          <table:table-cell office:value-type="float" office:value="1" calcext:value-type="float">
            <text:p>1</text:p>
          </table:table-cell>
          <table:table-cell office:value-type="float" office:value="3.1108" calcext:value-type="float">
            <text:p>3.1108</text:p>
          </table:table-cell>
          <table:table-cell office:value-type="float" office:value="10.791" calcext:value-type="float">
            <text:p>10.791</text:p>
          </table:table-cell>
          <table:table-cell table:formula="of:=([.H33]-12)/4.5" office:value-type="float" office:value="-0.268666666666667" calcext:value-type="float">
            <text:p>-0.268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3.597" calcext:value-type="float">
            <text:p>13.597</text:p>
          </table:table-cell>
          <table:table-cell office:value-type="float" office:value="8.6834" calcext:value-type="float">
            <text:p>8.6834</text:p>
          </table:table-cell>
          <table:table-cell table:formula="of:=[.B34]/[.$B$2]" office:value-type="float" office:value="0.892078200926659" calcext:value-type="float">
            <text:p>0.892078200926659</text:p>
          </table:table-cell>
          <table:table-cell office:value-type="float" office:value="-0.010614" calcext:value-type="float">
            <text:p>-0.010614</text:p>
          </table:table-cell>
          <table:table-cell office:value-type="float" office:value="0.97597" calcext:value-type="float">
            <text:p>0.97597</text:p>
          </table:table-cell>
          <table:table-cell office:value-type="float" office:value="1" calcext:value-type="float">
            <text:p>1</text:p>
          </table:table-cell>
          <table:table-cell office:value-type="float" office:value="3.2112" calcext:value-type="float">
            <text:p>3.2112</text:p>
          </table:table-cell>
          <table:table-cell office:value-type="float" office:value="10.891" calcext:value-type="float">
            <text:p>10.891</text:p>
          </table:table-cell>
          <table:table-cell table:formula="of:=([.H34]-12)/4.5" office:value-type="float" office:value="-0.246444444444444" calcext:value-type="float">
            <text:p>-0.246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4.204" calcext:value-type="float">
            <text:p>14.204</text:p>
          </table:table-cell>
          <table:table-cell office:value-type="float" office:value="8.603" calcext:value-type="float">
            <text:p>8.603</text:p>
          </table:table-cell>
          <table:table-cell table:formula="of:=[.B35]/[.$B$2]" office:value-type="float" office:value="0.883818407832421" calcext:value-type="float">
            <text:p>0.883818407832421</text:p>
          </table:table-cell>
          <table:table-cell office:value-type="float" office:value="-0.01117" calcext:value-type="float">
            <text:p>-0.01117</text:p>
          </table:table-cell>
          <table:table-cell office:value-type="float" office:value="1.0388" calcext:value-type="float">
            <text:p>1.0388</text:p>
          </table:table-cell>
          <table:table-cell office:value-type="float" office:value="1" calcext:value-type="float">
            <text:p>1</text:p>
          </table:table-cell>
          <table:table-cell office:value-type="float" office:value="3.3116" calcext:value-type="float">
            <text:p>3.3116</text:p>
          </table:table-cell>
          <table:table-cell office:value-type="float" office:value="10.992" calcext:value-type="float">
            <text:p>10.992</text:p>
          </table:table-cell>
          <table:table-cell table:formula="of:=([.H35]-12)/4.5" office:value-type="float" office:value="-0.224" calcext:value-type="float">
            <text:p>-0.22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4.811" calcext:value-type="float">
            <text:p>14.811</text:p>
          </table:table-cell>
          <table:table-cell office:value-type="float" office:value="8.5094" calcext:value-type="float">
            <text:p>8.5094</text:p>
          </table:table-cell>
          <table:table-cell table:formula="of:=[.B36]/[.$B$2]" office:value-type="float" office:value="0.874202529304801" calcext:value-type="float">
            <text:p>0.874202529304801</text:p>
          </table:table-cell>
          <table:table-cell office:value-type="float" office:value="-0.010892" calcext:value-type="float">
            <text:p>-0.010892</text:p>
          </table:table-cell>
          <table:table-cell office:value-type="float" office:value="1.1044" calcext:value-type="float">
            <text:p>1.1044</text:p>
          </table:table-cell>
          <table:table-cell office:value-type="float" office:value="1" calcext:value-type="float">
            <text:p>1</text:p>
          </table:table-cell>
          <table:table-cell office:value-type="float" office:value="3.4119" calcext:value-type="float">
            <text:p>3.4119</text:p>
          </table:table-cell>
          <table:table-cell office:value-type="float" office:value="11.092" calcext:value-type="float">
            <text:p>11.092</text:p>
          </table:table-cell>
          <table:table-cell table:formula="of:=([.H36]-12)/4.5" office:value-type="float" office:value="-0.201777777777778" calcext:value-type="float">
            <text:p>-0.201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5.297" calcext:value-type="float">
            <text:p>15.297</text:p>
          </table:table-cell>
          <table:table-cell office:value-type="float" office:value="8.4151" calcext:value-type="float">
            <text:p>8.4151</text:p>
          </table:table-cell>
          <table:table-cell table:formula="of:=[.B37]/[.$B$2]" office:value-type="float" office:value="0.864514737155714" calcext:value-type="float">
            <text:p>0.864514737155714</text:p>
          </table:table-cell>
          <table:table-cell office:value-type="float" office:value="-0.0093631" calcext:value-type="float">
            <text:p>-0.0093631</text:p>
          </table:table-cell>
          <table:table-cell office:value-type="float" office:value="1.172" calcext:value-type="float">
            <text:p>1.172</text:p>
          </table:table-cell>
          <table:table-cell office:value-type="float" office:value="1" calcext:value-type="float">
            <text:p>1</text:p>
          </table:table-cell>
          <table:table-cell office:value-type="float" office:value="3.5123" calcext:value-type="float">
            <text:p>3.5123</text:p>
          </table:table-cell>
          <table:table-cell office:value-type="float" office:value="11.192" calcext:value-type="float">
            <text:p>11.192</text:p>
          </table:table-cell>
          <table:table-cell table:formula="of:=([.H37]-12)/4.5" office:value-type="float" office:value="-0.179555555555556" calcext:value-type="float">
            <text:p>-0.179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5.682" calcext:value-type="float">
            <text:p>15.682</text:p>
          </table:table-cell>
          <table:table-cell office:value-type="float" office:value="8.3091" calcext:value-type="float">
            <text:p>8.3091</text:p>
          </table:table-cell>
          <table:table-cell table:formula="of:=[.B38]/[.$B$2]" office:value-type="float" office:value="0.853624960190674" calcext:value-type="float">
            <text:p>0.853624960190674</text:p>
          </table:table-cell>
          <table:table-cell office:value-type="float" office:value="-0.0055645" calcext:value-type="float">
            <text:p>-0.0055645</text:p>
          </table:table-cell>
          <table:table-cell office:value-type="float" office:value="1.2443" calcext:value-type="float">
            <text:p>1.2443</text:p>
          </table:table-cell>
          <table:table-cell office:value-type="float" office:value="1" calcext:value-type="float">
            <text:p>1</text:p>
          </table:table-cell>
          <table:table-cell office:value-type="float" office:value="3.6126" calcext:value-type="float">
            <text:p>3.6126</text:p>
          </table:table-cell>
          <table:table-cell office:value-type="float" office:value="11.293" calcext:value-type="float">
            <text:p>11.293</text:p>
          </table:table-cell>
          <table:table-cell table:formula="of:=([.H38]-12)/4.5" office:value-type="float" office:value="-0.157111111111111" calcext:value-type="float">
            <text:p>-0.157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5.811" calcext:value-type="float">
            <text:p>15.811</text:p>
          </table:table-cell>
          <table:table-cell office:value-type="float" office:value="8.1842" calcext:value-type="float">
            <text:p>8.1842</text:p>
          </table:table-cell>
          <table:table-cell table:formula="of:=[.B39]/[.$B$2]" office:value-type="float" office:value="0.840793515446019" calcext:value-type="float">
            <text:p>0.840793515446019</text:p>
          </table:table-cell>
          <table:table-cell office:value-type="float" office:value="0.0031907" calcext:value-type="float">
            <text:p>0.0031907</text:p>
          </table:table-cell>
          <table:table-cell office:value-type="float" office:value="1.3244" calcext:value-type="float">
            <text:p>1.3244</text:p>
          </table:table-cell>
          <table:table-cell office:value-type="float" office:value="1" calcext:value-type="float">
            <text:p>1</text:p>
          </table:table-cell>
          <table:table-cell office:value-type="float" office:value="3.713" calcext:value-type="float">
            <text:p>3.713</text:p>
          </table:table-cell>
          <table:table-cell office:value-type="float" office:value="11.393" calcext:value-type="float">
            <text:p>11.393</text:p>
          </table:table-cell>
          <table:table-cell table:formula="of:=([.H39]-12)/4.5" office:value-type="float" office:value="-0.134888888888889" calcext:value-type="float">
            <text:p>-0.13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5.484" calcext:value-type="float">
            <text:p>15.484</text:p>
          </table:table-cell>
          <table:table-cell office:value-type="float" office:value="8.0464" calcext:value-type="float">
            <text:p>8.0464</text:p>
          </table:table-cell>
          <table:table-cell table:formula="of:=[.B40]/[.$B$2]" office:value-type="float" office:value="0.826636805391467" calcext:value-type="float">
            <text:p>0.826636805391467</text:p>
          </table:table-cell>
          <table:table-cell office:value-type="float" office:value="0.018389" calcext:value-type="float">
            <text:p>0.018389</text:p>
          </table:table-cell>
          <table:table-cell office:value-type="float" office:value="1.4067" calcext:value-type="float">
            <text:p>1.4067</text:p>
          </table:table-cell>
          <table:table-cell office:value-type="float" office:value="1" calcext:value-type="float">
            <text:p>1</text:p>
          </table:table-cell>
          <table:table-cell office:value-type="float" office:value="3.8133" calcext:value-type="float">
            <text:p>3.8133</text:p>
          </table:table-cell>
          <table:table-cell office:value-type="float" office:value="11.493" calcext:value-type="float">
            <text:p>11.493</text:p>
          </table:table-cell>
          <table:table-cell table:formula="of:=([.H40]-12)/4.5" office:value-type="float" office:value="-0.112666666666667" calcext:value-type="float">
            <text:p>-0.112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4.555" calcext:value-type="float">
            <text:p>14.555</text:p>
          </table:table-cell>
          <table:table-cell office:value-type="float" office:value="7.8869" calcext:value-type="float">
            <text:p>7.8869</text:p>
          </table:table-cell>
          <table:table-cell table:formula="of:=[.B41]/[.$B$2]" office:value-type="float" office:value="0.810250773071431" calcext:value-type="float">
            <text:p>0.810250773071431</text:p>
          </table:table-cell>
          <table:table-cell office:value-type="float" office:value="0.042172" calcext:value-type="float">
            <text:p>0.042172</text:p>
          </table:table-cell>
          <table:table-cell office:value-type="float" office:value="1.4887" calcext:value-type="float">
            <text:p>1.4887</text:p>
          </table:table-cell>
          <table:table-cell office:value-type="float" office:value="1" calcext:value-type="float">
            <text:p>1</text:p>
          </table:table-cell>
          <table:table-cell office:value-type="float" office:value="3.9137" calcext:value-type="float">
            <text:p>3.9137</text:p>
          </table:table-cell>
          <table:table-cell office:value-type="float" office:value="11.594" calcext:value-type="float">
            <text:p>11.594</text:p>
          </table:table-cell>
          <table:table-cell table:formula="of:=([.H41]-12)/4.5" office:value-type="float" office:value="-0.0902222222222223" calcext:value-type="float">
            <text:p>-0.09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2.868" calcext:value-type="float">
            <text:p>12.868</text:p>
          </table:table-cell>
          <table:table-cell office:value-type="float" office:value="7.6993" calcext:value-type="float">
            <text:p>7.6993</text:p>
          </table:table-cell>
          <table:table-cell table:formula="of:=[.B42]/[.$B$2]" office:value-type="float" office:value="0.790977922518209" calcext:value-type="float">
            <text:p>0.790977922518209</text:p>
          </table:table-cell>
          <table:table-cell office:value-type="float" office:value="0.078889" calcext:value-type="float">
            <text:p>0.078889</text:p>
          </table:table-cell>
          <table:table-cell office:value-type="float" office:value="1.5676" calcext:value-type="float">
            <text:p>1.5676</text:p>
          </table:table-cell>
          <table:table-cell office:value-type="float" office:value="1" calcext:value-type="float">
            <text:p>1</text:p>
          </table:table-cell>
          <table:table-cell office:value-type="float" office:value="4.014" calcext:value-type="float">
            <text:p>4.014</text:p>
          </table:table-cell>
          <table:table-cell office:value-type="float" office:value="11.694" calcext:value-type="float">
            <text:p>11.694</text:p>
          </table:table-cell>
          <table:table-cell table:formula="of:=([.H42]-12)/4.5" office:value-type="float" office:value="-0.0679999999999998" calcext:value-type="float">
            <text:p>-0.06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10.294" calcext:value-type="float">
            <text:p>10.294</text:p>
          </table:table-cell>
          <table:table-cell office:value-type="float" office:value="7.4889" calcext:value-type="float">
            <text:p>7.4889</text:p>
          </table:table-cell>
          <table:table-cell table:formula="of:=[.B43]/[.$B$2]" office:value-type="float" office:value="0.769362742580055" calcext:value-type="float">
            <text:p>0.769362742580055</text:p>
          </table:table-cell>
          <table:table-cell office:value-type="float" office:value="0.13388" calcext:value-type="float">
            <text:p>0.13388</text:p>
          </table:table-cell>
          <table:table-cell office:value-type="float" office:value="1.6402" calcext:value-type="float">
            <text:p>1.6402</text:p>
          </table:table-cell>
          <table:table-cell office:value-type="float" office:value="1" calcext:value-type="float">
            <text:p>1</text:p>
          </table:table-cell>
          <table:table-cell office:value-type="float" office:value="4.1143" calcext:value-type="float">
            <text:p>4.1143</text:p>
          </table:table-cell>
          <table:table-cell office:value-type="float" office:value="11.794" calcext:value-type="float">
            <text:p>11.794</text:p>
          </table:table-cell>
          <table:table-cell table:formula="of:=([.H43]-12)/4.5" office:value-type="float" office:value="-0.0457777777777777" calcext:value-type="float">
            <text:p>-0.045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6.8696" calcext:value-type="float">
            <text:p>6.8696</text:p>
          </table:table-cell>
          <table:table-cell office:value-type="float" office:value="7.2257" calcext:value-type="float">
            <text:p>7.2257</text:p>
          </table:table-cell>
          <table:table-cell table:formula="of:=[.B44]/[.$B$2]" office:value-type="float" office:value="0.742323220908372" calcext:value-type="float">
            <text:p>0.742323220908372</text:p>
          </table:table-cell>
          <table:table-cell office:value-type="float" office:value="0.1996" calcext:value-type="float">
            <text:p>0.1996</text:p>
          </table:table-cell>
          <table:table-cell office:value-type="float" office:value="1.699" calcext:value-type="float">
            <text:p>1.699</text:p>
          </table:table-cell>
          <table:table-cell office:value-type="float" office:value="1" calcext:value-type="float">
            <text:p>1</text:p>
          </table:table-cell>
          <table:table-cell office:value-type="float" office:value="4.2147" calcext:value-type="float">
            <text:p>4.2147</text:p>
          </table:table-cell>
          <table:table-cell office:value-type="float" office:value="11.895" calcext:value-type="float">
            <text:p>11.895</text:p>
          </table:table-cell>
          <table:table-cell table:formula="of:=([.H44]-12)/4.5" office:value-type="float" office:value="-0.0233333333333334" calcext:value-type="float">
            <text:p>-0.02333333333333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2.8425" calcext:value-type="float">
            <text:p>2.8425</text:p>
          </table:table-cell>
          <table:table-cell office:value-type="float" office:value="6.8241" calcext:value-type="float">
            <text:p>6.8241</text:p>
          </table:table-cell>
          <table:table-cell table:formula="of:=[.B45]/[.$B$2]" office:value-type="float" office:value="0.701065348935165" calcext:value-type="float">
            <text:p>0.701065348935165</text:p>
          </table:table-cell>
          <table:table-cell office:value-type="float" office:value="0.23243" calcext:value-type="float">
            <text:p>0.23243</text:p>
          </table:table-cell>
          <table:table-cell office:value-type="float" office:value="1.7198" calcext:value-type="float">
            <text:p>1.7198</text:p>
          </table:table-cell>
          <table:table-cell office:value-type="float" office:value="1" calcext:value-type="float">
            <text:p>1</text:p>
          </table:table-cell>
          <table:table-cell office:value-type="float" office:value="4.3151" calcext:value-type="float">
            <text:p>4.3151</text:p>
          </table:table-cell>
          <table:table-cell office:value-type="float" office:value="11.995" calcext:value-type="float">
            <text:p>11.995</text:p>
          </table:table-cell>
          <table:table-cell table:formula="of:=([.H45]-12)/4.5" office:value-type="float" office:value="-0.00111111111111128" calcext:value-type="float">
            <text:p>-0.00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.5453" calcext:value-type="float">
            <text:p>-1.5453</text:p>
          </table:table-cell>
          <table:table-cell office:value-type="float" office:value="6.3963" calcext:value-type="float">
            <text:p>6.3963</text:p>
          </table:table-cell>
          <table:table-cell table:formula="of:=[.B46]/[.$B$2]" office:value-type="float" office:value="0.657115852844184" calcext:value-type="float">
            <text:p>0.657115852844184</text:p>
          </table:table-cell>
          <table:table-cell office:value-type="float" office:value="0.1839" calcext:value-type="float">
            <text:p>0.1839</text:p>
          </table:table-cell>
          <table:table-cell office:value-type="float" office:value="1.6665" calcext:value-type="float">
            <text:p>1.6665</text:p>
          </table:table-cell>
          <table:table-cell office:value-type="float" office:value="1" calcext:value-type="float">
            <text:p>1</text:p>
          </table:table-cell>
          <table:table-cell office:value-type="float" office:value="4.4154" calcext:value-type="float">
            <text:p>4.4154</text:p>
          </table:table-cell>
          <table:table-cell office:value-type="float" office:value="12.095" calcext:value-type="float">
            <text:p>12.095</text:p>
          </table:table-cell>
          <table:table-cell table:formula="of:=([.H46]-12)/4.5" office:value-type="float" office:value="0.0211111111111113" calcext:value-type="float">
            <text:p>0.02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6254" calcext:value-type="float">
            <text:p>-5.6254</text:p>
          </table:table-cell>
          <table:table-cell office:value-type="float" office:value="6.0748" calcext:value-type="float">
            <text:p>6.0748</text:p>
          </table:table-cell>
          <table:table-cell table:formula="of:=[.B47]/[.$B$2]" office:value-type="float" office:value="0.624086953841728" calcext:value-type="float">
            <text:p>0.624086953841728</text:p>
          </table:table-cell>
          <table:table-cell office:value-type="float" office:value="0.11833" calcext:value-type="float">
            <text:p>0.11833</text:p>
          </table:table-cell>
          <table:table-cell office:value-type="float" office:value="1.5597" calcext:value-type="float">
            <text:p>1.5597</text:p>
          </table:table-cell>
          <table:table-cell office:value-type="float" office:value="1" calcext:value-type="float">
            <text:p>1</text:p>
          </table:table-cell>
          <table:table-cell office:value-type="float" office:value="4.5158" calcext:value-type="float">
            <text:p>4.5158</text:p>
          </table:table-cell>
          <table:table-cell office:value-type="float" office:value="12.196" calcext:value-type="float">
            <text:p>12.196</text:p>
          </table:table-cell>
          <table:table-cell table:formula="of:=([.H47]-12)/4.5" office:value-type="float" office:value="0.0435555555555555" calcext:value-type="float">
            <text:p>0.043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5783" calcext:value-type="float">
            <text:p>-8.5783</text:p>
          </table:table-cell>
          <table:table-cell office:value-type="float" office:value="5.7409" calcext:value-type="float">
            <text:p>5.7409</text:p>
          </table:table-cell>
          <table:table-cell table:formula="of:=[.B48]/[.$B$2]" office:value-type="float" office:value="0.589784156401853" calcext:value-type="float">
            <text:p>0.589784156401853</text:p>
          </table:table-cell>
          <table:table-cell office:value-type="float" office:value="0.11422" calcext:value-type="float">
            <text:p>0.11422</text:p>
          </table:table-cell>
          <table:table-cell office:value-type="float" office:value="1.4154" calcext:value-type="float">
            <text:p>1.4154</text:p>
          </table:table-cell>
          <table:table-cell office:value-type="float" office:value="1" calcext:value-type="float">
            <text:p>1</text:p>
          </table:table-cell>
          <table:table-cell office:value-type="float" office:value="4.6161" calcext:value-type="float">
            <text:p>4.6161</text:p>
          </table:table-cell>
          <table:table-cell office:value-type="float" office:value="12.296" calcext:value-type="float">
            <text:p>12.296</text:p>
          </table:table-cell>
          <table:table-cell table:formula="of:=([.H48]-12)/4.5" office:value-type="float" office:value="0.0657777777777776" calcext:value-type="float">
            <text:p>0.065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0.504" calcext:value-type="float">
            <text:p>-10.504</text:p>
          </table:table-cell>
          <table:table-cell office:value-type="float" office:value="5.4307" calcext:value-type="float">
            <text:p>5.4307</text:p>
          </table:table-cell>
          <table:table-cell table:formula="of:=[.B49]/[.$B$2]" office:value-type="float" office:value="0.557916148717369" calcext:value-type="float">
            <text:p>0.557916148717369</text:p>
          </table:table-cell>
          <table:table-cell office:value-type="float" office:value="0.14927" calcext:value-type="float">
            <text:p>0.14927</text:p>
          </table:table-cell>
          <table:table-cell office:value-type="float" office:value="1.2702" calcext:value-type="float">
            <text:p>1.2702</text:p>
          </table:table-cell>
          <table:table-cell office:value-type="float" office:value="1" calcext:value-type="float">
            <text:p>1</text:p>
          </table:table-cell>
          <table:table-cell office:value-type="float" office:value="4.7165" calcext:value-type="float">
            <text:p>4.7165</text:p>
          </table:table-cell>
          <table:table-cell office:value-type="float" office:value="12.396" calcext:value-type="float">
            <text:p>12.396</text:p>
          </table:table-cell>
          <table:table-cell table:formula="of:=([.H49]-12)/4.5" office:value-type="float" office:value="0.0880000000000002" calcext:value-type="float">
            <text:p>0.08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686" calcext:value-type="float">
            <text:p>-11.686</text:p>
          </table:table-cell>
          <table:table-cell office:value-type="float" office:value="5.1769" calcext:value-type="float">
            <text:p>5.1769</text:p>
          </table:table-cell>
          <table:table-cell table:formula="of:=[.B50]/[.$B$2]" office:value-type="float" office:value="0.531842324248246" calcext:value-type="float">
            <text:p>0.531842324248246</text:p>
          </table:table-cell>
          <table:table-cell office:value-type="float" office:value="0.19235" calcext:value-type="float">
            <text:p>0.19235</text:p>
          </table:table-cell>
          <table:table-cell office:value-type="float" office:value="1.1421" calcext:value-type="float">
            <text:p>1.1421</text:p>
          </table:table-cell>
          <table:table-cell office:value-type="float" office:value="1" calcext:value-type="float">
            <text:p>1</text:p>
          </table:table-cell>
          <table:table-cell office:value-type="float" office:value="4.8168" calcext:value-type="float">
            <text:p>4.8168</text:p>
          </table:table-cell>
          <table:table-cell office:value-type="float" office:value="12.497" calcext:value-type="float">
            <text:p>12.497</text:p>
          </table:table-cell>
          <table:table-cell table:formula="of:=([.H50]-12)/4.5" office:value-type="float" office:value="0.110444444444444" calcext:value-type="float">
            <text:p>0.110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2.356" calcext:value-type="float">
            <text:p>-12.356</text:p>
          </table:table-cell>
          <table:table-cell office:value-type="float" office:value="4.9776" calcext:value-type="float">
            <text:p>4.9776</text:p>
          </table:table-cell>
          <table:table-cell table:formula="of:=[.B51]/[.$B$2]" office:value-type="float" office:value="0.511367488879072" calcext:value-type="float">
            <text:p>0.511367488879072</text:p>
          </table:table-cell>
          <table:table-cell office:value-type="float" office:value="0.22676" calcext:value-type="float">
            <text:p>0.22676</text:p>
          </table:table-cell>
          <table:table-cell office:value-type="float" office:value="1.0323" calcext:value-type="float">
            <text:p>1.0323</text:p>
          </table:table-cell>
          <table:table-cell office:value-type="float" office:value="1" calcext:value-type="float">
            <text:p>1</text:p>
          </table:table-cell>
          <table:table-cell office:value-type="float" office:value="4.9172" calcext:value-type="float">
            <text:p>4.9172</text:p>
          </table:table-cell>
          <table:table-cell office:value-type="float" office:value="12.597" calcext:value-type="float">
            <text:p>12.597</text:p>
          </table:table-cell>
          <table:table-cell table:formula="of:=([.H51]-12)/4.5" office:value-type="float" office:value="0.132666666666667" calcext:value-type="float">
            <text:p>0.132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2.639" calcext:value-type="float">
            <text:p>-12.639</text:p>
          </table:table-cell>
          <table:table-cell office:value-type="float" office:value="4.8079" calcext:value-type="float">
            <text:p>4.8079</text:p>
          </table:table-cell>
          <table:table-cell table:formula="of:=[.B52]/[.$B$2]" office:value-type="float" office:value="0.493933572360513" calcext:value-type="float">
            <text:p>0.493933572360513</text:p>
          </table:table-cell>
          <table:table-cell office:value-type="float" office:value="0.24983" calcext:value-type="float">
            <text:p>0.24983</text:p>
          </table:table-cell>
          <table:table-cell office:value-type="float" office:value="0.93738" calcext:value-type="float">
            <text:p>0.93738</text:p>
          </table:table-cell>
          <table:table-cell office:value-type="float" office:value="1" calcext:value-type="float">
            <text:p>1</text:p>
          </table:table-cell>
          <table:table-cell office:value-type="float" office:value="5.0175" calcext:value-type="float">
            <text:p>5.0175</text:p>
          </table:table-cell>
          <table:table-cell office:value-type="float" office:value="12.698" calcext:value-type="float">
            <text:p>12.698</text:p>
          </table:table-cell>
          <table:table-cell table:formula="of:=([.H52]-12)/4.5" office:value-type="float" office:value="0.155111111111111" calcext:value-type="float">
            <text:p>0.155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2.562" calcext:value-type="float">
            <text:p>-12.562</text:p>
          </table:table-cell>
          <table:table-cell office:value-type="float" office:value="4.6534" calcext:value-type="float">
            <text:p>4.6534</text:p>
          </table:table-cell>
          <table:table-cell table:formula="of:=[.B53]/[.$B$2]" office:value-type="float" office:value="0.478061208765243" calcext:value-type="float">
            <text:p>0.478061208765243</text:p>
          </table:table-cell>
          <table:table-cell office:value-type="float" office:value="0.26497" calcext:value-type="float">
            <text:p>0.26497</text:p>
          </table:table-cell>
          <table:table-cell office:value-type="float" office:value="0.85861" calcext:value-type="float">
            <text:p>0.85861</text:p>
          </table:table-cell>
          <table:table-cell office:value-type="float" office:value="1" calcext:value-type="float">
            <text:p>1</text:p>
          </table:table-cell>
          <table:table-cell office:value-type="float" office:value="5.1178" calcext:value-type="float">
            <text:p>5.1178</text:p>
          </table:table-cell>
          <table:table-cell office:value-type="float" office:value="12.798" calcext:value-type="float">
            <text:p>12.798</text:p>
          </table:table-cell>
          <table:table-cell table:formula="of:=([.H53]-12)/4.5" office:value-type="float" office:value="0.177333333333333" calcext:value-type="float">
            <text:p>0.177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2.282" calcext:value-type="float">
            <text:p>-12.282</text:p>
          </table:table-cell>
          <table:table-cell office:value-type="float" office:value="4.5211" calcext:value-type="float">
            <text:p>4.5211</text:p>
          </table:table-cell>
          <table:table-cell table:formula="of:=[.B54]/[.$B$2]" office:value-type="float" office:value="0.464469534307934" calcext:value-type="float">
            <text:p>0.464469534307934</text:p>
          </table:table-cell>
          <table:table-cell office:value-type="float" office:value="0.27389" calcext:value-type="float">
            <text:p>0.27389</text:p>
          </table:table-cell>
          <table:table-cell office:value-type="float" office:value="0.79053" calcext:value-type="float">
            <text:p>0.79053</text:p>
          </table:table-cell>
          <table:table-cell office:value-type="float" office:value="1" calcext:value-type="float">
            <text:p>1</text:p>
          </table:table-cell>
          <table:table-cell office:value-type="float" office:value="5.2182" calcext:value-type="float">
            <text:p>5.2182</text:p>
          </table:table-cell>
          <table:table-cell office:value-type="float" office:value="12.898" calcext:value-type="float">
            <text:p>12.898</text:p>
          </table:table-cell>
          <table:table-cell table:formula="of:=([.H54]-12)/4.5" office:value-type="float" office:value="0.199555555555556" calcext:value-type="float">
            <text:p>0.199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933" calcext:value-type="float">
            <text:p>-11.933</text:p>
          </table:table-cell>
          <table:table-cell office:value-type="float" office:value="4.4077" calcext:value-type="float">
            <text:p>4.4077</text:p>
          </table:table-cell>
          <table:table-cell table:formula="of:=[.B55]/[.$B$2]" office:value-type="float" office:value="0.452819527630241" calcext:value-type="float">
            <text:p>0.452819527630241</text:p>
          </table:table-cell>
          <table:table-cell office:value-type="float" office:value="0.27896" calcext:value-type="float">
            <text:p>0.27896</text:p>
          </table:table-cell>
          <table:table-cell office:value-type="float" office:value="0.7298" calcext:value-type="float">
            <text:p>0.7298</text:p>
          </table:table-cell>
          <table:table-cell office:value-type="float" office:value="1" calcext:value-type="float">
            <text:p>1</text:p>
          </table:table-cell>
          <table:table-cell office:value-type="float" office:value="5.3186" calcext:value-type="float">
            <text:p>5.3186</text:p>
          </table:table-cell>
          <table:table-cell office:value-type="float" office:value="12.999" calcext:value-type="float">
            <text:p>12.999</text:p>
          </table:table-cell>
          <table:table-cell table:formula="of:=([.H55]-12)/4.5" office:value-type="float" office:value="0.222" calcext:value-type="float">
            <text:p>0.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544" calcext:value-type="float">
            <text:p>-11.544</text:p>
          </table:table-cell>
          <table:table-cell office:value-type="float" office:value="4.3115" calcext:value-type="float">
            <text:p>4.3115</text:p>
          </table:table-cell>
          <table:table-cell table:formula="of:=[.B56]/[.$B$2]" office:value-type="float" office:value="0.442936541365742" calcext:value-type="float">
            <text:p>0.442936541365742</text:p>
          </table:table-cell>
          <table:table-cell office:value-type="float" office:value="0.28129" calcext:value-type="float">
            <text:p>0.28129</text:p>
          </table:table-cell>
          <table:table-cell office:value-type="float" office:value="0.67667" calcext:value-type="float">
            <text:p>0.67667</text:p>
          </table:table-cell>
          <table:table-cell office:value-type="float" office:value="1" calcext:value-type="float">
            <text:p>1</text:p>
          </table:table-cell>
          <table:table-cell office:value-type="float" office:value="5.4189" calcext:value-type="float">
            <text:p>5.4189</text:p>
          </table:table-cell>
          <table:table-cell office:value-type="float" office:value="13.099" calcext:value-type="float">
            <text:p>13.099</text:p>
          </table:table-cell>
          <table:table-cell table:formula="of:=([.H56]-12)/4.5" office:value-type="float" office:value="0.244222222222222" calcext:value-type="float">
            <text:p>0.244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1.14" calcext:value-type="float">
            <text:p>-11.14</text:p>
          </table:table-cell>
          <table:table-cell office:value-type="float" office:value="4.2299" calcext:value-type="float">
            <text:p>4.2299</text:p>
          </table:table-cell>
          <table:table-cell table:formula="of:=[.B57]/[.$B$2]" office:value-type="float" office:value="0.434553467777561" calcext:value-type="float">
            <text:p>0.434553467777561</text:p>
          </table:table-cell>
          <table:table-cell office:value-type="float" office:value="0.28164" calcext:value-type="float">
            <text:p>0.28164</text:p>
          </table:table-cell>
          <table:table-cell office:value-type="float" office:value="0.62974" calcext:value-type="float">
            <text:p>0.62974</text:p>
          </table:table-cell>
          <table:table-cell office:value-type="float" office:value="1" calcext:value-type="float">
            <text:p>1</text:p>
          </table:table-cell>
          <table:table-cell office:value-type="float" office:value="5.5193" calcext:value-type="float">
            <text:p>5.5193</text:p>
          </table:table-cell>
          <table:table-cell office:value-type="float" office:value="13.199" calcext:value-type="float">
            <text:p>13.199</text:p>
          </table:table-cell>
          <table:table-cell table:formula="of:=([.H57]-12)/4.5" office:value-type="float" office:value="0.266444444444444" calcext:value-type="float">
            <text:p>0.266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0.727" calcext:value-type="float">
            <text:p>-10.727</text:p>
          </table:table-cell>
          <table:table-cell office:value-type="float" office:value="4.1636" calcext:value-type="float">
            <text:p>4.1636</text:p>
          </table:table-cell>
          <table:table-cell table:formula="of:=[.B58]/[.$B$2]" office:value-type="float" office:value="0.427742220487163" calcext:value-type="float">
            <text:p>0.427742220487163</text:p>
          </table:table-cell>
          <table:table-cell office:value-type="float" office:value="0.28042" calcext:value-type="float">
            <text:p>0.28042</text:p>
          </table:table-cell>
          <table:table-cell office:value-type="float" office:value="0.58996" calcext:value-type="float">
            <text:p>0.58996</text:p>
          </table:table-cell>
          <table:table-cell office:value-type="float" office:value="1" calcext:value-type="float">
            <text:p>1</text:p>
          </table:table-cell>
          <table:table-cell office:value-type="float" office:value="5.6196" calcext:value-type="float">
            <text:p>5.6196</text:p>
          </table:table-cell>
          <table:table-cell office:value-type="float" office:value="13.3" calcext:value-type="float">
            <text:p>13.3</text:p>
          </table:table-cell>
          <table:table-cell table:formula="of:=([.H58]-12)/4.5" office:value-type="float" office:value="0.288888888888889" calcext:value-type="float">
            <text:p>0.288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10.345" calcext:value-type="float">
            <text:p>-10.345</text:p>
          </table:table-cell>
          <table:table-cell office:value-type="float" office:value="4.105" calcext:value-type="float">
            <text:p>4.105</text:p>
          </table:table-cell>
          <table:table-cell table:formula="of:=[.B59]/[.$B$2]" office:value-type="float" office:value="0.421722023032906" calcext:value-type="float">
            <text:p>0.421722023032906</text:p>
          </table:table-cell>
          <table:table-cell office:value-type="float" office:value="0.27898" calcext:value-type="float">
            <text:p>0.27898</text:p>
          </table:table-cell>
          <table:table-cell office:value-type="float" office:value="0.55296" calcext:value-type="float">
            <text:p>0.55296</text:p>
          </table:table-cell>
          <table:table-cell office:value-type="float" office:value="1" calcext:value-type="float">
            <text:p>1</text:p>
          </table:table-cell>
          <table:table-cell office:value-type="float" office:value="5.72" calcext:value-type="float">
            <text:p>5.72</text:p>
          </table:table-cell>
          <table:table-cell office:value-type="float" office:value="13.4" calcext:value-type="float">
            <text:p>13.4</text:p>
          </table:table-cell>
          <table:table-cell table:formula="of:=([.H59]-12)/4.5" office:value-type="float" office:value="0.311111111111111" calcext:value-type="float">
            <text:p>0.31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98" calcext:value-type="float">
            <text:p>-9.98</text:p>
          </table:table-cell>
          <table:table-cell office:value-type="float" office:value="4.0518" calcext:value-type="float">
            <text:p>4.0518</text:p>
          </table:table-cell>
          <table:table-cell table:formula="of:=[.B60]/[.$B$2]" office:value-type="float" office:value="0.416256587801395" calcext:value-type="float">
            <text:p>0.416256587801395</text:p>
          </table:table-cell>
          <table:table-cell office:value-type="float" office:value="0.27775" calcext:value-type="float">
            <text:p>0.27775</text:p>
          </table:table-cell>
          <table:table-cell office:value-type="float" office:value="0.519" calcext:value-type="float">
            <text:p>0.519</text:p>
          </table:table-cell>
          <table:table-cell office:value-type="float" office:value="1" calcext:value-type="float">
            <text:p>1</text:p>
          </table:table-cell>
          <table:table-cell office:value-type="float" office:value="5.8203" calcext:value-type="float">
            <text:p>5.8203</text:p>
          </table:table-cell>
          <table:table-cell office:value-type="float" office:value="13.5" calcext:value-type="float">
            <text:p>13.5</text:p>
          </table:table-cell>
          <table:table-cell table:formula="of:=([.H60]-12)/4.5" office:value-type="float" office:value="0.333333333333333" calcext:value-type="float">
            <text:p>0.333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6346" calcext:value-type="float">
            <text:p>-9.6346</text:p>
          </table:table-cell>
          <table:table-cell office:value-type="float" office:value="4.0027" calcext:value-type="float">
            <text:p>4.0027</text:p>
          </table:table-cell>
          <table:table-cell table:formula="of:=[.B61]/[.$B$2]" office:value-type="float" office:value="0.411212360924193" calcext:value-type="float">
            <text:p>0.411212360924193</text:p>
          </table:table-cell>
          <table:table-cell office:value-type="float" office:value="0.27684" calcext:value-type="float">
            <text:p>0.27684</text:p>
          </table:table-cell>
          <table:table-cell office:value-type="float" office:value="0.48768" calcext:value-type="float">
            <text:p>0.48768</text:p>
          </table:table-cell>
          <table:table-cell office:value-type="float" office:value="1" calcext:value-type="float">
            <text:p>1</text:p>
          </table:table-cell>
          <table:table-cell office:value-type="float" office:value="5.9207" calcext:value-type="float">
            <text:p>5.9207</text:p>
          </table:table-cell>
          <table:table-cell office:value-type="float" office:value="13.601" calcext:value-type="float">
            <text:p>13.601</text:p>
          </table:table-cell>
          <table:table-cell table:formula="of:=([.H61]-12)/4.5" office:value-type="float" office:value="0.355777777777778" calcext:value-type="float">
            <text:p>0.355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31" calcext:value-type="float">
            <text:p>-9.31</text:p>
          </table:table-cell>
          <table:table-cell office:value-type="float" office:value="3.9591" calcext:value-type="float">
            <text:p>3.9591</text:p>
          </table:table-cell>
          <table:table-cell table:formula="of:=[.B62]/[.$B$2]" office:value-type="float" office:value="0.406733169644233" calcext:value-type="float">
            <text:p>0.406733169644233</text:p>
          </table:table-cell>
          <table:table-cell office:value-type="float" office:value="0.27642" calcext:value-type="float">
            <text:p>0.27642</text:p>
          </table:table-cell>
          <table:table-cell office:value-type="float" office:value="0.45943" calcext:value-type="float">
            <text:p>0.45943</text:p>
          </table:table-cell>
          <table:table-cell office:value-type="float" office:value="1" calcext:value-type="float">
            <text:p>1</text:p>
          </table:table-cell>
          <table:table-cell office:value-type="float" office:value="6.021" calcext:value-type="float">
            <text:p>6.021</text:p>
          </table:table-cell>
          <table:table-cell office:value-type="float" office:value="13.701" calcext:value-type="float">
            <text:p>13.701</text:p>
          </table:table-cell>
          <table:table-cell table:formula="of:=([.H62]-12)/4.5" office:value-type="float" office:value="0.378" calcext:value-type="float">
            <text:p>0.3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9.0186" calcext:value-type="float">
            <text:p>-9.0186</text:p>
          </table:table-cell>
          <table:table-cell office:value-type="float" office:value="3.9166" calcext:value-type="float">
            <text:p>3.9166</text:p>
          </table:table-cell>
          <table:table-cell table:formula="of:=[.B63]/[.$B$2]" office:value-type="float" office:value="0.402366985483722" calcext:value-type="float">
            <text:p>0.402366985483722</text:p>
          </table:table-cell>
          <table:table-cell office:value-type="float" office:value="0.27715" calcext:value-type="float">
            <text:p>0.27715</text:p>
          </table:table-cell>
          <table:table-cell office:value-type="float" office:value="0.43334" calcext:value-type="float">
            <text:p>0.43334</text:p>
          </table:table-cell>
          <table:table-cell office:value-type="float" office:value="1" calcext:value-type="float">
            <text:p>1</text:p>
          </table:table-cell>
          <table:table-cell office:value-type="float" office:value="6.1213" calcext:value-type="float">
            <text:p>6.1213</text:p>
          </table:table-cell>
          <table:table-cell office:value-type="float" office:value="13.801" calcext:value-type="float">
            <text:p>13.801</text:p>
          </table:table-cell>
          <table:table-cell table:formula="of:=([.H63]-12)/4.5" office:value-type="float" office:value="0.400222222222222" calcext:value-type="float">
            <text:p>0.40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7453" calcext:value-type="float">
            <text:p>-8.7453</text:p>
          </table:table-cell>
          <table:table-cell office:value-type="float" office:value="3.876" calcext:value-type="float">
            <text:p>3.876</text:p>
          </table:table-cell>
          <table:table-cell table:formula="of:=[.B64]/[.$B$2]" office:value-type="float" office:value="0.398195995438622" calcext:value-type="float">
            <text:p>0.398195995438622</text:p>
          </table:table-cell>
          <table:table-cell office:value-type="float" office:value="0.27837" calcext:value-type="float">
            <text:p>0.27837</text:p>
          </table:table-cell>
          <table:table-cell office:value-type="float" office:value="0.40919" calcext:value-type="float">
            <text:p>0.40919</text:p>
          </table:table-cell>
          <table:table-cell office:value-type="float" office:value="1" calcext:value-type="float">
            <text:p>1</text:p>
          </table:table-cell>
          <table:table-cell office:value-type="float" office:value="6.2217" calcext:value-type="float">
            <text:p>6.2217</text:p>
          </table:table-cell>
          <table:table-cell office:value-type="float" office:value="13.902" calcext:value-type="float">
            <text:p>13.902</text:p>
          </table:table-cell>
          <table:table-cell table:formula="of:=([.H64]-12)/4.5" office:value-type="float" office:value="0.422666666666667" calcext:value-type="float">
            <text:p>0.422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4891" calcext:value-type="float">
            <text:p>-8.4891</text:p>
          </table:table-cell>
          <table:table-cell office:value-type="float" office:value="3.8373" calcext:value-type="float">
            <text:p>3.8373</text:p>
          </table:table-cell>
          <table:table-cell table:formula="of:=[.B65]/[.$B$2]" office:value-type="float" office:value="0.394220199508933" calcext:value-type="float">
            <text:p>0.394220199508933</text:p>
          </table:table-cell>
          <table:table-cell office:value-type="float" office:value="0.27998" calcext:value-type="float">
            <text:p>0.27998</text:p>
          </table:table-cell>
          <table:table-cell office:value-type="float" office:value="0.38683" calcext:value-type="float">
            <text:p>0.38683</text:p>
          </table:table-cell>
          <table:table-cell office:value-type="float" office:value="1" calcext:value-type="float">
            <text:p>1</text:p>
          </table:table-cell>
          <table:table-cell office:value-type="float" office:value="6.3221" calcext:value-type="float">
            <text:p>6.3221</text:p>
          </table:table-cell>
          <table:table-cell office:value-type="float" office:value="14.002" calcext:value-type="float">
            <text:p>14.002</text:p>
          </table:table-cell>
          <table:table-cell table:formula="of:=([.H65]-12)/4.5" office:value-type="float" office:value="0.444888888888889" calcext:value-type="float">
            <text:p>0.44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2555" calcext:value-type="float">
            <text:p>-8.2555</text:p>
          </table:table-cell>
          <table:table-cell office:value-type="float" office:value="3.8034" calcext:value-type="float">
            <text:p>3.8034</text:p>
          </table:table-cell>
          <table:table-cell table:formula="of:=[.B66]/[.$B$2]" office:value-type="float" office:value="0.390737525555019" calcext:value-type="float">
            <text:p>0.390737525555019</text:p>
          </table:table-cell>
          <table:table-cell office:value-type="float" office:value="0.28208" calcext:value-type="float">
            <text:p>0.28208</text:p>
          </table:table-cell>
          <table:table-cell office:value-type="float" office:value="0.36736" calcext:value-type="float">
            <text:p>0.36736</text:p>
          </table:table-cell>
          <table:table-cell office:value-type="float" office:value="1" calcext:value-type="float">
            <text:p>1</text:p>
          </table:table-cell>
          <table:table-cell office:value-type="float" office:value="6.4224" calcext:value-type="float">
            <text:p>6.4224</text:p>
          </table:table-cell>
          <table:table-cell office:value-type="float" office:value="14.102" calcext:value-type="float">
            <text:p>14.102</text:p>
          </table:table-cell>
          <table:table-cell table:formula="of:=([.H66]-12)/4.5" office:value-type="float" office:value="0.467111111111111" calcext:value-type="float">
            <text:p>0.467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8.0402" calcext:value-type="float">
            <text:p>-8.0402</text:p>
          </table:table-cell>
          <table:table-cell office:value-type="float" office:value="3.7702" calcext:value-type="float">
            <text:p>3.7702</text:p>
          </table:table-cell>
          <table:table-cell table:formula="of:=[.B67]/[.$B$2]" office:value-type="float" office:value="0.387326765222573" calcext:value-type="float">
            <text:p>0.387326765222573</text:p>
          </table:table-cell>
          <table:table-cell office:value-type="float" office:value="0.28408" calcext:value-type="float">
            <text:p>0.28408</text:p>
          </table:table-cell>
          <table:table-cell office:value-type="float" office:value="0.34937" calcext:value-type="float">
            <text:p>0.34937</text:p>
          </table:table-cell>
          <table:table-cell office:value-type="float" office:value="1" calcext:value-type="float">
            <text:p>1</text:p>
          </table:table-cell>
          <table:table-cell office:value-type="float" office:value="6.5228" calcext:value-type="float">
            <text:p>6.5228</text:p>
          </table:table-cell>
          <table:table-cell office:value-type="float" office:value="14.203" calcext:value-type="float">
            <text:p>14.203</text:p>
          </table:table-cell>
          <table:table-cell table:formula="of:=([.H67]-12)/4.5" office:value-type="float" office:value="0.489555555555555" calcext:value-type="float">
            <text:p>0.489555555555555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8373" calcext:value-type="float">
            <text:p>-7.8373</text:p>
          </table:table-cell>
          <table:table-cell office:value-type="float" office:value="3.7391" calcext:value-type="float">
            <text:p>3.7391</text:p>
          </table:table-cell>
          <table:table-cell table:formula="of:=[.B68]/[.$B$2]" office:value-type="float" office:value="0.384131745754528" calcext:value-type="float">
            <text:p>0.384131745754528</text:p>
          </table:table-cell>
          <table:table-cell office:value-type="float" office:value="0.28597" calcext:value-type="float">
            <text:p>0.28597</text:p>
          </table:table-cell>
          <table:table-cell office:value-type="float" office:value="0.33267" calcext:value-type="float">
            <text:p>0.33267</text:p>
          </table:table-cell>
          <table:table-cell office:value-type="float" office:value="1" calcext:value-type="float">
            <text:p>1</text:p>
          </table:table-cell>
          <table:table-cell office:value-type="float" office:value="6.6231" calcext:value-type="float">
            <text:p>6.6231</text:p>
          </table:table-cell>
          <table:table-cell office:value-type="float" office:value="14.303" calcext:value-type="float">
            <text:p>14.303</text:p>
          </table:table-cell>
          <table:table-cell table:formula="of:=([.H68]-12)/4.5" office:value-type="float" office:value="0.511777777777778" calcext:value-type="float">
            <text:p>0.511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6487" calcext:value-type="float">
            <text:p>-7.6487</text:p>
          </table:table-cell>
          <table:table-cell office:value-type="float" office:value="3.7119" calcext:value-type="float">
            <text:p>3.7119</text:p>
          </table:table-cell>
          <table:table-cell table:formula="of:=[.B69]/[.$B$2]" office:value-type="float" office:value="0.381337387891801" calcext:value-type="float">
            <text:p>0.381337387891801</text:p>
          </table:table-cell>
          <table:table-cell office:value-type="float" office:value="0.28787" calcext:value-type="float">
            <text:p>0.28787</text:p>
          </table:table-cell>
          <table:table-cell office:value-type="float" office:value="0.3177" calcext:value-type="float">
            <text:p>0.3177</text:p>
          </table:table-cell>
          <table:table-cell office:value-type="float" office:value="1" calcext:value-type="float">
            <text:p>1</text:p>
          </table:table-cell>
          <table:table-cell office:value-type="float" office:value="6.7235" calcext:value-type="float">
            <text:p>6.7235</text:p>
          </table:table-cell>
          <table:table-cell office:value-type="float" office:value="14.403" calcext:value-type="float">
            <text:p>14.403</text:p>
          </table:table-cell>
          <table:table-cell table:formula="of:=([.H69]-12)/4.5" office:value-type="float" office:value="0.534" calcext:value-type="float">
            <text:p>0.53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4754" calcext:value-type="float">
            <text:p>-7.4754</text:p>
          </table:table-cell>
          <table:table-cell office:value-type="float" office:value="3.6859" calcext:value-type="float">
            <text:p>3.6859</text:p>
          </table:table-cell>
          <table:table-cell table:formula="of:=[.B70]/[.$B$2]" office:value-type="float" office:value="0.378666310523018" calcext:value-type="float">
            <text:p>0.378666310523018</text:p>
          </table:table-cell>
          <table:table-cell office:value-type="float" office:value="0.28929" calcext:value-type="float">
            <text:p>0.28929</text:p>
          </table:table-cell>
          <table:table-cell office:value-type="float" office:value="0.30384" calcext:value-type="float">
            <text:p>0.30384</text:p>
          </table:table-cell>
          <table:table-cell office:value-type="float" office:value="1" calcext:value-type="float">
            <text:p>1</text:p>
          </table:table-cell>
          <table:table-cell office:value-type="float" office:value="6.8238" calcext:value-type="float">
            <text:p>6.8238</text:p>
          </table:table-cell>
          <table:table-cell office:value-type="float" office:value="14.504" calcext:value-type="float">
            <text:p>14.504</text:p>
          </table:table-cell>
          <table:table-cell table:formula="of:=([.H70]-12)/4.5" office:value-type="float" office:value="0.556444444444444" calcext:value-type="float">
            <text:p>0.556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3108" calcext:value-type="float">
            <text:p>-7.3108</text:p>
          </table:table-cell>
          <table:table-cell office:value-type="float" office:value="3.6616" calcext:value-type="float">
            <text:p>3.6616</text:p>
          </table:table-cell>
          <table:table-cell table:formula="of:=[.B71]/[.$B$2]" office:value-type="float" office:value="0.376169880520655" calcext:value-type="float">
            <text:p>0.376169880520655</text:p>
          </table:table-cell>
          <table:table-cell office:value-type="float" office:value="0.29059" calcext:value-type="float">
            <text:p>0.29059</text:p>
          </table:table-cell>
          <table:table-cell office:value-type="float" office:value="0.29074" calcext:value-type="float">
            <text:p>0.29074</text:p>
          </table:table-cell>
          <table:table-cell office:value-type="float" office:value="1" calcext:value-type="float">
            <text:p>1</text:p>
          </table:table-cell>
          <table:table-cell office:value-type="float" office:value="6.9241" calcext:value-type="float">
            <text:p>6.9241</text:p>
          </table:table-cell>
          <table:table-cell office:value-type="float" office:value="14.604" calcext:value-type="float">
            <text:p>14.604</text:p>
          </table:table-cell>
          <table:table-cell table:formula="of:=([.H71]-12)/4.5" office:value-type="float" office:value="0.578666666666666" calcext:value-type="float">
            <text:p>0.57866666666666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1562" calcext:value-type="float">
            <text:p>-7.1562</text:p>
          </table:table-cell>
          <table:table-cell office:value-type="float" office:value="3.6401" calcext:value-type="float">
            <text:p>3.6401</text:p>
          </table:table-cell>
          <table:table-cell table:formula="of:=[.B72]/[.$B$2]" office:value-type="float" office:value="0.373961105004161" calcext:value-type="float">
            <text:p>0.373961105004161</text:p>
          </table:table-cell>
          <table:table-cell office:value-type="float" office:value="0.29184" calcext:value-type="float">
            <text:p>0.29184</text:p>
          </table:table-cell>
          <table:table-cell office:value-type="float" office:value="0.2787" calcext:value-type="float">
            <text:p>0.2787</text:p>
          </table:table-cell>
          <table:table-cell office:value-type="float" office:value="1" calcext:value-type="float">
            <text:p>1</text:p>
          </table:table-cell>
          <table:table-cell office:value-type="float" office:value="7.0245" calcext:value-type="float">
            <text:p>7.0245</text:p>
          </table:table-cell>
          <table:table-cell office:value-type="float" office:value="14.705" calcext:value-type="float">
            <text:p>14.705</text:p>
          </table:table-cell>
          <table:table-cell table:formula="of:=([.H72]-12)/4.5" office:value-type="float" office:value="0.601111111111111" calcext:value-type="float">
            <text:p>0.601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7.0128" calcext:value-type="float">
            <text:p>-7.0128</text:p>
          </table:table-cell>
          <table:table-cell office:value-type="float" office:value="3.6192" calcext:value-type="float">
            <text:p>3.6192</text:p>
          </table:table-cell>
          <table:table-cell table:formula="of:=[.B73]/[.$B$2]" office:value-type="float" office:value="0.371813969734639" calcext:value-type="float">
            <text:p>0.371813969734639</text:p>
          </table:table-cell>
          <table:table-cell office:value-type="float" office:value="0.2928" calcext:value-type="float">
            <text:p>0.2928</text:p>
          </table:table-cell>
          <table:table-cell office:value-type="float" office:value="0.26728" calcext:value-type="float">
            <text:p>0.26728</text:p>
          </table:table-cell>
          <table:table-cell office:value-type="float" office:value="1" calcext:value-type="float">
            <text:p>1</text:p>
          </table:table-cell>
          <table:table-cell office:value-type="float" office:value="7.1248" calcext:value-type="float">
            <text:p>7.1248</text:p>
          </table:table-cell>
          <table:table-cell office:value-type="float" office:value="14.805" calcext:value-type="float">
            <text:p>14.805</text:p>
          </table:table-cell>
          <table:table-cell table:formula="of:=([.H73]-12)/4.5" office:value-type="float" office:value="0.623333333333333" calcext:value-type="float">
            <text:p>0.623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8748" calcext:value-type="float">
            <text:p>-6.8748</text:p>
          </table:table-cell>
          <table:table-cell office:value-type="float" office:value="3.599" calcext:value-type="float">
            <text:p>3.599</text:p>
          </table:table-cell>
          <table:table-cell table:formula="of:=[.B74]/[.$B$2]" office:value-type="float" office:value="0.369738748086584" calcext:value-type="float">
            <text:p>0.369738748086584</text:p>
          </table:table-cell>
          <table:table-cell office:value-type="float" office:value="0.29374" calcext:value-type="float">
            <text:p>0.29374</text:p>
          </table:table-cell>
          <table:table-cell office:value-type="float" office:value="0.25634" calcext:value-type="float">
            <text:p>0.25634</text:p>
          </table:table-cell>
          <table:table-cell office:value-type="float" office:value="1" calcext:value-type="float">
            <text:p>1</text:p>
          </table:table-cell>
          <table:table-cell office:value-type="float" office:value="7.2252" calcext:value-type="float">
            <text:p>7.2252</text:p>
          </table:table-cell>
          <table:table-cell office:value-type="float" office:value="14.905" calcext:value-type="float">
            <text:p>14.905</text:p>
          </table:table-cell>
          <table:table-cell table:formula="of:=([.H74]-12)/4.5" office:value-type="float" office:value="0.645555555555555" calcext:value-type="float">
            <text:p>0.645555555555555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7446" calcext:value-type="float">
            <text:p>-6.7446</text:p>
          </table:table-cell>
          <table:table-cell office:value-type="float" office:value="3.5811" calcext:value-type="float">
            <text:p>3.5811</text:p>
          </table:table-cell>
          <table:table-cell table:formula="of:=[.B75]/[.$B$2]" office:value-type="float" office:value="0.367899814051922" calcext:value-type="float">
            <text:p>0.367899814051922</text:p>
          </table:table-cell>
          <table:table-cell office:value-type="float" office:value="0.29457" calcext:value-type="float">
            <text:p>0.29457</text:p>
          </table:table-cell>
          <table:table-cell office:value-type="float" office:value="0.2462" calcext:value-type="float">
            <text:p>0.2462</text:p>
          </table:table-cell>
          <table:table-cell office:value-type="float" office:value="1" calcext:value-type="float">
            <text:p>1</text:p>
          </table:table-cell>
          <table:table-cell office:value-type="float" office:value="7.3256" calcext:value-type="float">
            <text:p>7.3256</text:p>
          </table:table-cell>
          <table:table-cell office:value-type="float" office:value="15.006" calcext:value-type="float">
            <text:p>15.006</text:p>
          </table:table-cell>
          <table:table-cell table:formula="of:=([.H75]-12)/4.5" office:value-type="float" office:value="0.668" calcext:value-type="float">
            <text:p>0.66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6221" calcext:value-type="float">
            <text:p>-6.6221</text:p>
          </table:table-cell>
          <table:table-cell office:value-type="float" office:value="3.563" calcext:value-type="float">
            <text:p>3.563</text:p>
          </table:table-cell>
          <table:table-cell table:formula="of:=[.B76]/[.$B$2]" office:value-type="float" office:value="0.366040333268269" calcext:value-type="float">
            <text:p>0.366040333268269</text:p>
          </table:table-cell>
          <table:table-cell office:value-type="float" office:value="0.29542" calcext:value-type="float">
            <text:p>0.29542</text:p>
          </table:table-cell>
          <table:table-cell office:value-type="float" office:value="0.23648" calcext:value-type="float">
            <text:p>0.23648</text:p>
          </table:table-cell>
          <table:table-cell office:value-type="float" office:value="1" calcext:value-type="float">
            <text:p>1</text:p>
          </table:table-cell>
          <table:table-cell office:value-type="float" office:value="7.4259" calcext:value-type="float">
            <text:p>7.4259</text:p>
          </table:table-cell>
          <table:table-cell office:value-type="float" office:value="15.106" calcext:value-type="float">
            <text:p>15.106</text:p>
          </table:table-cell>
          <table:table-cell table:formula="of:=([.H76]-12)/4.5" office:value-type="float" office:value="0.690222222222222" calcext:value-type="float">
            <text:p>0.690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5039" calcext:value-type="float">
            <text:p>-6.5039</text:p>
          </table:table-cell>
          <table:table-cell office:value-type="float" office:value="3.5455" calcext:value-type="float">
            <text:p>3.5455</text:p>
          </table:table-cell>
          <table:table-cell table:formula="of:=[.B77]/[.$B$2]" office:value-type="float" office:value="0.364242492731588" calcext:value-type="float">
            <text:p>0.364242492731588</text:p>
          </table:table-cell>
          <table:table-cell office:value-type="float" office:value="0.29629" calcext:value-type="float">
            <text:p>0.29629</text:p>
          </table:table-cell>
          <table:table-cell office:value-type="float" office:value="0.22704" calcext:value-type="float">
            <text:p>0.22704</text:p>
          </table:table-cell>
          <table:table-cell office:value-type="float" office:value="1" calcext:value-type="float">
            <text:p>1</text:p>
          </table:table-cell>
          <table:table-cell office:value-type="float" office:value="7.5263" calcext:value-type="float">
            <text:p>7.5263</text:p>
          </table:table-cell>
          <table:table-cell office:value-type="float" office:value="15.206" calcext:value-type="float">
            <text:p>15.206</text:p>
          </table:table-cell>
          <table:table-cell table:formula="of:=([.H77]-12)/4.5" office:value-type="float" office:value="0.712444444444444" calcext:value-type="float">
            <text:p>0.7124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3925" calcext:value-type="float">
            <text:p>-6.3925</text:p>
          </table:table-cell>
          <table:table-cell office:value-type="float" office:value="3.5296" calcext:value-type="float">
            <text:p>3.5296</text:p>
          </table:table-cell>
          <table:table-cell table:formula="of:=[.B78]/[.$B$2]" office:value-type="float" office:value="0.362609026186832" calcext:value-type="float">
            <text:p>0.362609026186832</text:p>
          </table:table-cell>
          <table:table-cell office:value-type="float" office:value="0.29731" calcext:value-type="float">
            <text:p>0.29731</text:p>
          </table:table-cell>
          <table:table-cell office:value-type="float" office:value="0.21817" calcext:value-type="float">
            <text:p>0.21817</text:p>
          </table:table-cell>
          <table:table-cell office:value-type="float" office:value="1" calcext:value-type="float">
            <text:p>1</text:p>
          </table:table-cell>
          <table:table-cell office:value-type="float" office:value="7.6266" calcext:value-type="float">
            <text:p>7.6266</text:p>
          </table:table-cell>
          <table:table-cell office:value-type="float" office:value="15.307" calcext:value-type="float">
            <text:p>15.307</text:p>
          </table:table-cell>
          <table:table-cell table:formula="of:=([.H78]-12)/4.5" office:value-type="float" office:value="0.734888888888889" calcext:value-type="float">
            <text:p>0.734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2854" calcext:value-type="float">
            <text:p>-6.2854</text:p>
          </table:table-cell>
          <table:table-cell office:value-type="float" office:value="3.5135" calcext:value-type="float">
            <text:p>3.5135</text:p>
          </table:table-cell>
          <table:table-cell table:formula="of:=[.B79]/[.$B$2]" office:value-type="float" office:value="0.360955012893085" calcext:value-type="float">
            <text:p>0.360955012893085</text:p>
          </table:table-cell>
          <table:table-cell office:value-type="float" office:value="0.29837" calcext:value-type="float">
            <text:p>0.29837</text:p>
          </table:table-cell>
          <table:table-cell office:value-type="float" office:value="0.20949" calcext:value-type="float">
            <text:p>0.20949</text:p>
          </table:table-cell>
          <table:table-cell office:value-type="float" office:value="1" calcext:value-type="float">
            <text:p>1</text:p>
          </table:table-cell>
          <table:table-cell office:value-type="float" office:value="7.727" calcext:value-type="float">
            <text:p>7.727</text:p>
          </table:table-cell>
          <table:table-cell office:value-type="float" office:value="15.407" calcext:value-type="float">
            <text:p>15.407</text:p>
          </table:table-cell>
          <table:table-cell table:formula="of:=([.H79]-12)/4.5" office:value-type="float" office:value="0.757111111111111" calcext:value-type="float">
            <text:p>0.7571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1814" calcext:value-type="float">
            <text:p>-6.1814</text:p>
          </table:table-cell>
          <table:table-cell office:value-type="float" office:value="3.4983" calcext:value-type="float">
            <text:p>3.4983</text:p>
          </table:table-cell>
          <table:table-cell table:formula="of:=[.B80]/[.$B$2]" office:value-type="float" office:value="0.359393459969796" calcext:value-type="float">
            <text:p>0.359393459969796</text:p>
          </table:table-cell>
          <table:table-cell office:value-type="float" office:value="0.29949" calcext:value-type="float">
            <text:p>0.29949</text:p>
          </table:table-cell>
          <table:table-cell office:value-type="float" office:value="0.20118" calcext:value-type="float">
            <text:p>0.20118</text:p>
          </table:table-cell>
          <table:table-cell office:value-type="float" office:value="1" calcext:value-type="float">
            <text:p>1</text:p>
          </table:table-cell>
          <table:table-cell office:value-type="float" office:value="7.8273" calcext:value-type="float">
            <text:p>7.8273</text:p>
          </table:table-cell>
          <table:table-cell office:value-type="float" office:value="15.507" calcext:value-type="float">
            <text:p>15.507</text:p>
          </table:table-cell>
          <table:table-cell table:formula="of:=([.H80]-12)/4.5" office:value-type="float" office:value="0.779333333333333" calcext:value-type="float">
            <text:p>0.7793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6.0835" calcext:value-type="float">
            <text:p>-6.0835</text:p>
          </table:table-cell>
          <table:table-cell office:value-type="float" office:value="3.484" calcext:value-type="float">
            <text:p>3.484</text:p>
          </table:table-cell>
          <table:table-cell table:formula="of:=[.B81]/[.$B$2]" office:value-type="float" office:value="0.357924367416965" calcext:value-type="float">
            <text:p>0.357924367416965</text:p>
          </table:table-cell>
          <table:table-cell office:value-type="float" office:value="0.30052" calcext:value-type="float">
            <text:p>0.30052</text:p>
          </table:table-cell>
          <table:table-cell office:value-type="float" office:value="0.19362" calcext:value-type="float">
            <text:p>0.19362</text:p>
          </table:table-cell>
          <table:table-cell office:value-type="float" office:value="1" calcext:value-type="float">
            <text:p>1</text:p>
          </table:table-cell>
          <table:table-cell office:value-type="float" office:value="7.9276" calcext:value-type="float">
            <text:p>7.9276</text:p>
          </table:table-cell>
          <table:table-cell office:value-type="float" office:value="15.608" calcext:value-type="float">
            <text:p>15.608</text:p>
          </table:table-cell>
          <table:table-cell table:formula="of:=([.H81]-12)/4.5" office:value-type="float" office:value="0.801777777777778" calcext:value-type="float">
            <text:p>0.801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9881" calcext:value-type="float">
            <text:p>-5.9881</text:p>
          </table:table-cell>
          <table:table-cell office:value-type="float" office:value="3.4698" calcext:value-type="float">
            <text:p>3.4698</text:p>
          </table:table-cell>
          <table:table-cell table:formula="of:=[.B82]/[.$B$2]" office:value-type="float" office:value="0.35646554823863" calcext:value-type="float">
            <text:p>0.35646554823863</text:p>
          </table:table-cell>
          <table:table-cell office:value-type="float" office:value="0.30149" calcext:value-type="float">
            <text:p>0.30149</text:p>
          </table:table-cell>
          <table:table-cell office:value-type="float" office:value="0.1863" calcext:value-type="float">
            <text:p>0.1863</text:p>
          </table:table-cell>
          <table:table-cell office:value-type="float" office:value="1" calcext:value-type="float">
            <text:p>1</text:p>
          </table:table-cell>
          <table:table-cell office:value-type="float" office:value="8.028" calcext:value-type="float">
            <text:p>8.028</text:p>
          </table:table-cell>
          <table:table-cell office:value-type="float" office:value="15.708" calcext:value-type="float">
            <text:p>15.708</text:p>
          </table:table-cell>
          <table:table-cell table:formula="of:=([.H82]-12)/4.5" office:value-type="float" office:value="0.824" calcext:value-type="float">
            <text:p>0.82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8971" calcext:value-type="float">
            <text:p>-5.8971</text:p>
          </table:table-cell>
          <table:table-cell office:value-type="float" office:value="3.4569" calcext:value-type="float">
            <text:p>3.4569</text:p>
          </table:table-cell>
          <table:table-cell table:formula="of:=[.B83]/[.$B$2]" office:value-type="float" office:value="0.355140282928734" calcext:value-type="float">
            <text:p>0.355140282928734</text:p>
          </table:table-cell>
          <table:table-cell office:value-type="float" office:value="0.30232" calcext:value-type="float">
            <text:p>0.30232</text:p>
          </table:table-cell>
          <table:table-cell office:value-type="float" office:value="0.17969" calcext:value-type="float">
            <text:p>0.17969</text:p>
          </table:table-cell>
          <table:table-cell office:value-type="float" office:value="1" calcext:value-type="float">
            <text:p>1</text:p>
          </table:table-cell>
          <table:table-cell office:value-type="float" office:value="8.1283" calcext:value-type="float">
            <text:p>8.1283</text:p>
          </table:table-cell>
          <table:table-cell office:value-type="float" office:value="15.808" calcext:value-type="float">
            <text:p>15.808</text:p>
          </table:table-cell>
          <table:table-cell table:formula="of:=([.H83]-12)/4.5" office:value-type="float" office:value="0.846222222222222" calcext:value-type="float">
            <text:p>0.8462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8096" calcext:value-type="float">
            <text:p>-5.8096</text:p>
          </table:table-cell>
          <table:table-cell office:value-type="float" office:value="3.4439" calcext:value-type="float">
            <text:p>3.4439</text:p>
          </table:table-cell>
          <table:table-cell table:formula="of:=[.B84]/[.$B$2]" office:value-type="float" office:value="0.353804744244342" calcext:value-type="float">
            <text:p>0.353804744244342</text:p>
          </table:table-cell>
          <table:table-cell office:value-type="float" office:value="0.30301" calcext:value-type="float">
            <text:p>0.30301</text:p>
          </table:table-cell>
          <table:table-cell office:value-type="float" office:value="0.17336" calcext:value-type="float">
            <text:p>0.17336</text:p>
          </table:table-cell>
          <table:table-cell office:value-type="float" office:value="1" calcext:value-type="float">
            <text:p>1</text:p>
          </table:table-cell>
          <table:table-cell office:value-type="float" office:value="8.2287" calcext:value-type="float">
            <text:p>8.2287</text:p>
          </table:table-cell>
          <table:table-cell office:value-type="float" office:value="15.909" calcext:value-type="float">
            <text:p>15.909</text:p>
          </table:table-cell>
          <table:table-cell table:formula="of:=([.H84]-12)/4.5" office:value-type="float" office:value="0.868666666666667" calcext:value-type="float">
            <text:p>0.8686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724" calcext:value-type="float">
            <text:p>-5.724</text:p>
          </table:table-cell>
          <table:table-cell office:value-type="float" office:value="3.4316" calcext:value-type="float">
            <text:p>3.4316</text:p>
          </table:table-cell>
          <table:table-cell table:formula="of:=[.B85]/[.$B$2]" office:value-type="float" office:value="0.352541119181417" calcext:value-type="float">
            <text:p>0.352541119181417</text:p>
          </table:table-cell>
          <table:table-cell office:value-type="float" office:value="0.30366" calcext:value-type="float">
            <text:p>0.30366</text:p>
          </table:table-cell>
          <table:table-cell office:value-type="float" office:value="0.16733" calcext:value-type="float">
            <text:p>0.16733</text:p>
          </table:table-cell>
          <table:table-cell office:value-type="float" office:value="1" calcext:value-type="float">
            <text:p>1</text:p>
          </table:table-cell>
          <table:table-cell office:value-type="float" office:value="8.3291" calcext:value-type="float">
            <text:p>8.3291</text:p>
          </table:table-cell>
          <table:table-cell office:value-type="float" office:value="16.009" calcext:value-type="float">
            <text:p>16.009</text:p>
          </table:table-cell>
          <table:table-cell table:formula="of:=([.H85]-12)/4.5" office:value-type="float" office:value="0.890888888888889" calcext:value-type="float">
            <text:p>0.8908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6426" calcext:value-type="float">
            <text:p>-5.6426</text:p>
          </table:table-cell>
          <table:table-cell office:value-type="float" office:value="3.42" calcext:value-type="float">
            <text:p>3.42</text:p>
          </table:table-cell>
          <table:table-cell table:formula="of:=[.B86]/[.$B$2]" office:value-type="float" office:value="0.35134940773996" calcext:value-type="float">
            <text:p>0.35134940773996</text:p>
          </table:table-cell>
          <table:table-cell office:value-type="float" office:value="0.30426" calcext:value-type="float">
            <text:p>0.30426</text:p>
          </table:table-cell>
          <table:table-cell office:value-type="float" office:value="0.16172" calcext:value-type="float">
            <text:p>0.16172</text:p>
          </table:table-cell>
          <table:table-cell office:value-type="float" office:value="1" calcext:value-type="float">
            <text:p>1</text:p>
          </table:table-cell>
          <table:table-cell office:value-type="float" office:value="8.4294" calcext:value-type="float">
            <text:p>8.4294</text:p>
          </table:table-cell>
          <table:table-cell office:value-type="float" office:value="16.109" calcext:value-type="float">
            <text:p>16.109</text:p>
          </table:table-cell>
          <table:table-cell table:formula="of:=([.H86]-12)/4.5" office:value-type="float" office:value="0.913111111111112" calcext:value-type="float">
            <text:p>0.91311111111111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5625" calcext:value-type="float">
            <text:p>-5.5625</text:p>
          </table:table-cell>
          <table:table-cell office:value-type="float" office:value="3.4083" calcext:value-type="float">
            <text:p>3.4083</text:p>
          </table:table-cell>
          <table:table-cell table:formula="of:=[.B87]/[.$B$2]" office:value-type="float" office:value="0.350147422924008" calcext:value-type="float">
            <text:p>0.350147422924008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15619" calcext:value-type="float">
            <text:p>0.15619</text:p>
          </table:table-cell>
          <table:table-cell office:value-type="float" office:value="1" calcext:value-type="float">
            <text:p>1</text:p>
          </table:table-cell>
          <table:table-cell office:value-type="float" office:value="8.5297" calcext:value-type="float">
            <text:p>8.5297</text:p>
          </table:table-cell>
          <table:table-cell office:value-type="float" office:value="16.21" calcext:value-type="float">
            <text:p>16.21</text:p>
          </table:table-cell>
          <table:table-cell table:formula="of:=([.H87]-12)/4.5" office:value-type="float" office:value="0.935555555555556" calcext:value-type="float">
            <text:p>0.9355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4857" calcext:value-type="float">
            <text:p>-5.4857</text:p>
          </table:table-cell>
          <table:table-cell office:value-type="float" office:value="3.3978" calcext:value-type="float">
            <text:p>3.3978</text:p>
          </table:table-cell>
          <table:table-cell table:formula="of:=[.B88]/[.$B$2]" office:value-type="float" office:value="0.349068718601999" calcext:value-type="float">
            <text:p>0.349068718601999</text:p>
          </table:table-cell>
          <table:table-cell office:value-type="float" office:value="0.30542" calcext:value-type="float">
            <text:p>0.30542</text:p>
          </table:table-cell>
          <table:table-cell office:value-type="float" office:value="0.15106" calcext:value-type="float">
            <text:p>0.15106</text:p>
          </table:table-cell>
          <table:table-cell office:value-type="float" office:value="1" calcext:value-type="float">
            <text:p>1</text:p>
          </table:table-cell>
          <table:table-cell office:value-type="float" office:value="8.6301" calcext:value-type="float">
            <text:p>8.6301</text:p>
          </table:table-cell>
          <table:table-cell office:value-type="float" office:value="16.31" calcext:value-type="float">
            <text:p>16.31</text:p>
          </table:table-cell>
          <table:table-cell table:formula="of:=([.H88]-12)/4.5" office:value-type="float" office:value="0.957777777777777" calcext:value-type="float">
            <text:p>0.95777777777777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4108" calcext:value-type="float">
            <text:p>-5.4108</text:p>
          </table:table-cell>
          <table:table-cell office:value-type="float" office:value="3.3873" calcext:value-type="float">
            <text:p>3.3873</text:p>
          </table:table-cell>
          <table:table-cell table:formula="of:=[.B89]/[.$B$2]" office:value-type="float" office:value="0.347990014279991" calcext:value-type="float">
            <text:p>0.347990014279991</text:p>
          </table:table-cell>
          <table:table-cell office:value-type="float" office:value="0.30595" calcext:value-type="float">
            <text:p>0.30595</text:p>
          </table:table-cell>
          <table:table-cell office:value-type="float" office:value="0.14603" calcext:value-type="float">
            <text:p>0.14603</text:p>
          </table:table-cell>
          <table:table-cell office:value-type="float" office:value="1" calcext:value-type="float">
            <text:p>1</text:p>
          </table:table-cell>
          <table:table-cell office:value-type="float" office:value="8.7304" calcext:value-type="float">
            <text:p>8.7304</text:p>
          </table:table-cell>
          <table:table-cell office:value-type="float" office:value="16.41" calcext:value-type="float">
            <text:p>16.41</text:p>
          </table:table-cell>
          <table:table-cell table:formula="of:=([.H89]-12)/4.5" office:value-type="float" office:value="0.98" calcext:value-type="float">
            <text:p>0.9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3379" calcext:value-type="float">
            <text:p>-5.3379</text:p>
          </table:table-cell>
          <table:table-cell office:value-type="float" office:value="3.3775" calcext:value-type="float">
            <text:p>3.3775</text:p>
          </table:table-cell>
          <table:table-cell table:formula="of:=[.B90]/[.$B$2]" office:value-type="float" office:value="0.346983223579449" calcext:value-type="float">
            <text:p>0.346983223579449</text:p>
          </table:table-cell>
          <table:table-cell office:value-type="float" office:value="0.30655" calcext:value-type="float">
            <text:p>0.30655</text:p>
          </table:table-cell>
          <table:table-cell office:value-type="float" office:value="0.14129" calcext:value-type="float">
            <text:p>0.14129</text:p>
          </table:table-cell>
          <table:table-cell office:value-type="float" office:value="1" calcext:value-type="float">
            <text:p>1</text:p>
          </table:table-cell>
          <table:table-cell office:value-type="float" office:value="8.8308" calcext:value-type="float">
            <text:p>8.8308</text:p>
          </table:table-cell>
          <table:table-cell office:value-type="float" office:value="16.511" calcext:value-type="float">
            <text:p>16.511</text:p>
          </table:table-cell>
          <table:table-cell table:formula="of:=([.H90]-12)/4.5" office:value-type="float" office:value="1.00244444444444" calcext:value-type="float">
            <text:p>1.002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2674" calcext:value-type="float">
            <text:p>-5.2674</text:p>
          </table:table-cell>
          <table:table-cell office:value-type="float" office:value="3.3679" calcext:value-type="float">
            <text:p>3.3679</text:p>
          </table:table-cell>
          <table:table-cell table:formula="of:=[.B91]/[.$B$2]" office:value-type="float" office:value="0.345996979627898" calcext:value-type="float">
            <text:p>0.345996979627898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0.13677" calcext:value-type="float">
            <text:p>0.13677</text:p>
          </table:table-cell>
          <table:table-cell office:value-type="float" office:value="1" calcext:value-type="float">
            <text:p>1</text:p>
          </table:table-cell>
          <table:table-cell office:value-type="float" office:value="8.9312" calcext:value-type="float">
            <text:p>8.9312</text:p>
          </table:table-cell>
          <table:table-cell office:value-type="float" office:value="16.611" calcext:value-type="float">
            <text:p>16.611</text:p>
          </table:table-cell>
          <table:table-cell table:formula="of:=([.H91]-12)/4.5" office:value-type="float" office:value="1.02466666666667" calcext:value-type="float">
            <text:p>1.0246666666666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1981" calcext:value-type="float">
            <text:p>-5.1981</text:p>
          </table:table-cell>
          <table:table-cell office:value-type="float" office:value="3.3589" calcext:value-type="float">
            <text:p>3.3589</text:p>
          </table:table-cell>
          <table:table-cell table:formula="of:=[.B92]/[.$B$2]" office:value-type="float" office:value="0.34507237592332" calcext:value-type="float">
            <text:p>0.34507237592332</text:p>
          </table:table-cell>
          <table:table-cell office:value-type="float" office:value="0.3076" calcext:value-type="float">
            <text:p>0.3076</text:p>
          </table:table-cell>
          <table:table-cell office:value-type="float" office:value="0.13249" calcext:value-type="float">
            <text:p>0.13249</text:p>
          </table:table-cell>
          <table:table-cell office:value-type="float" office:value="1" calcext:value-type="float">
            <text:p>1</text:p>
          </table:table-cell>
          <table:table-cell office:value-type="float" office:value="9.0315" calcext:value-type="float">
            <text:p>9.0315</text:p>
          </table:table-cell>
          <table:table-cell office:value-type="float" office:value="16.712" calcext:value-type="float">
            <text:p>16.712</text:p>
          </table:table-cell>
          <table:table-cell table:formula="of:=([.H92]-12)/4.5" office:value-type="float" office:value="1.04711111111111" calcext:value-type="float">
            <text:p>1.047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1316" calcext:value-type="float">
            <text:p>-5.1316</text:p>
          </table:table-cell>
          <table:table-cell office:value-type="float" office:value="3.3502" calcext:value-type="float">
            <text:p>3.3502</text:p>
          </table:table-cell>
          <table:table-cell table:formula="of:=[.B93]/[.$B$2]" office:value-type="float" office:value="0.344178592342227" calcext:value-type="float">
            <text:p>0.344178592342227</text:p>
          </table:table-cell>
          <table:table-cell office:value-type="float" office:value="0.30806" calcext:value-type="float">
            <text:p>0.30806</text:p>
          </table:table-cell>
          <table:table-cell office:value-type="float" office:value="0.12861" calcext:value-type="float">
            <text:p>0.12861</text:p>
          </table:table-cell>
          <table:table-cell office:value-type="float" office:value="1" calcext:value-type="float">
            <text:p>1</text:p>
          </table:table-cell>
          <table:table-cell office:value-type="float" office:value="9.1318" calcext:value-type="float">
            <text:p>9.1318</text:p>
          </table:table-cell>
          <table:table-cell office:value-type="float" office:value="16.812" calcext:value-type="float">
            <text:p>16.812</text:p>
          </table:table-cell>
          <table:table-cell table:formula="of:=([.H93]-12)/4.5" office:value-type="float" office:value="1.06933333333333" calcext:value-type="float">
            <text:p>1.069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0657" calcext:value-type="float">
            <text:p>-5.0657</text:p>
          </table:table-cell>
          <table:table-cell office:value-type="float" office:value="3.3417" calcext:value-type="float">
            <text:p>3.3417</text:p>
          </table:table-cell>
          <table:table-cell table:formula="of:=[.B94]/[.$B$2]" office:value-type="float" office:value="0.343305355510124" calcext:value-type="float">
            <text:p>0.343305355510124</text:p>
          </table:table-cell>
          <table:table-cell office:value-type="float" office:value="0.30849" calcext:value-type="float">
            <text:p>0.30849</text:p>
          </table:table-cell>
          <table:table-cell office:value-type="float" office:value="0.12482" calcext:value-type="float">
            <text:p>0.12482</text:p>
          </table:table-cell>
          <table:table-cell office:value-type="float" office:value="1" calcext:value-type="float">
            <text:p>1</text:p>
          </table:table-cell>
          <table:table-cell office:value-type="float" office:value="9.2322" calcext:value-type="float">
            <text:p>9.2322</text:p>
          </table:table-cell>
          <table:table-cell office:value-type="float" office:value="16.912" calcext:value-type="float">
            <text:p>16.912</text:p>
          </table:table-cell>
          <table:table-cell table:formula="of:=([.H94]-12)/4.5" office:value-type="float" office:value="1.09155555555556" calcext:value-type="float">
            <text:p>1.09155555555556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5.0029" calcext:value-type="float">
            <text:p>-5.0029</text:p>
          </table:table-cell>
          <table:table-cell office:value-type="float" office:value="3.3337" calcext:value-type="float">
            <text:p>3.3337</text:p>
          </table:table-cell>
          <table:table-cell table:formula="of:=[.B95]/[.$B$2]" office:value-type="float" office:value="0.342483485550499" calcext:value-type="float">
            <text:p>0.342483485550499</text:p>
          </table:table-cell>
          <table:table-cell office:value-type="float" office:value="0.309" calcext:value-type="float">
            <text:p>0.309</text:p>
          </table:table-cell>
          <table:table-cell office:value-type="float" office:value="0.12166" calcext:value-type="float">
            <text:p>0.12166</text:p>
          </table:table-cell>
          <table:table-cell office:value-type="float" office:value="1" calcext:value-type="float">
            <text:p>1</text:p>
          </table:table-cell>
          <table:table-cell office:value-type="float" office:value="9.3326" calcext:value-type="float">
            <text:p>9.3326</text:p>
          </table:table-cell>
          <table:table-cell office:value-type="float" office:value="17.013" calcext:value-type="float">
            <text:p>17.013</text:p>
          </table:table-cell>
          <table:table-cell table:formula="of:=([.H95]-12)/4.5" office:value-type="float" office:value="1.114" calcext:value-type="float">
            <text:p>1.11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9408" calcext:value-type="float">
            <text:p>-4.9408</text:p>
          </table:table-cell>
          <table:table-cell office:value-type="float" office:value="3.3259" calcext:value-type="float">
            <text:p>3.3259</text:p>
          </table:table-cell>
          <table:table-cell table:formula="of:=[.B96]/[.$B$2]" office:value-type="float" office:value="0.341682162339864" calcext:value-type="float">
            <text:p>0.341682162339864</text:p>
          </table:table-cell>
          <table:table-cell office:value-type="float" office:value="0.30944" calcext:value-type="float">
            <text:p>0.30944</text:p>
          </table:table-cell>
          <table:table-cell office:value-type="float" office:value="0.1185" calcext:value-type="float">
            <text:p>0.1185</text:p>
          </table:table-cell>
          <table:table-cell office:value-type="float" office:value="1" calcext:value-type="float">
            <text:p>1</text:p>
          </table:table-cell>
          <table:table-cell office:value-type="float" office:value="9.4329" calcext:value-type="float">
            <text:p>9.4329</text:p>
          </table:table-cell>
          <table:table-cell office:value-type="float" office:value="17.113" calcext:value-type="float">
            <text:p>17.113</text:p>
          </table:table-cell>
          <table:table-cell table:formula="of:=([.H96]-12)/4.5" office:value-type="float" office:value="1.13622222222222" calcext:value-type="float">
            <text:p>1.13622222222222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8806" calcext:value-type="float">
            <text:p>-4.8806</text:p>
          </table:table-cell>
          <table:table-cell office:value-type="float" office:value="3.3182" calcext:value-type="float">
            <text:p>3.3182</text:p>
          </table:table-cell>
          <table:table-cell table:formula="of:=[.B97]/[.$B$2]" office:value-type="float" office:value="0.340891112503724" calcext:value-type="float">
            <text:p>0.340891112503724</text:p>
          </table:table-cell>
          <table:table-cell office:value-type="float" office:value="0.30997" calcext:value-type="float">
            <text:p>0.30997</text:p>
          </table:table-cell>
          <table:table-cell office:value-type="float" office:value="0.11569" calcext:value-type="float">
            <text:p>0.11569</text:p>
          </table:table-cell>
          <table:table-cell office:value-type="float" office:value="1" calcext:value-type="float">
            <text:p>1</text:p>
          </table:table-cell>
          <table:table-cell office:value-type="float" office:value="9.5332" calcext:value-type="float">
            <text:p>9.5332</text:p>
          </table:table-cell>
          <table:table-cell office:value-type="float" office:value="17.213" calcext:value-type="float">
            <text:p>17.213</text:p>
          </table:table-cell>
          <table:table-cell table:formula="of:=([.H97]-12)/4.5" office:value-type="float" office:value="1.15844444444444" calcext:value-type="float">
            <text:p>1.15844444444444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8214" calcext:value-type="float">
            <text:p>-4.8214</text:p>
          </table:table-cell>
          <table:table-cell office:value-type="float" office:value="3.3109" calcext:value-type="float">
            <text:p>3.3109</text:p>
          </table:table-cell>
          <table:table-cell table:formula="of:=[.B98]/[.$B$2]" office:value-type="float" office:value="0.340141156165566" calcext:value-type="float">
            <text:p>0.340141156165566</text:p>
          </table:table-cell>
          <table:table-cell office:value-type="float" office:value="0.31044" calcext:value-type="float">
            <text:p>0.31044</text:p>
          </table:table-cell>
          <table:table-cell office:value-type="float" office:value="0.11283" calcext:value-type="float">
            <text:p>0.11283</text:p>
          </table:table-cell>
          <table:table-cell office:value-type="float" office:value="1" calcext:value-type="float">
            <text:p>1</text:p>
          </table:table-cell>
          <table:table-cell office:value-type="float" office:value="9.6336" calcext:value-type="float">
            <text:p>9.6336</text:p>
          </table:table-cell>
          <table:table-cell office:value-type="float" office:value="17.314" calcext:value-type="float">
            <text:p>17.314</text:p>
          </table:table-cell>
          <table:table-cell table:formula="of:=([.H98]-12)/4.5" office:value-type="float" office:value="1.18088888888889" calcext:value-type="float">
            <text:p>1.18088888888889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7632" calcext:value-type="float">
            <text:p>-4.7632</text:p>
          </table:table-cell>
          <table:table-cell office:value-type="float" office:value="3.3035" calcext:value-type="float">
            <text:p>3.3035</text:p>
          </table:table-cell>
          <table:table-cell table:formula="of:=[.B99]/[.$B$2]" office:value-type="float" office:value="0.339380926452912" calcext:value-type="float">
            <text:p>0.339380926452912</text:p>
          </table:table-cell>
          <table:table-cell office:value-type="float" office:value="0.31105" calcext:value-type="float">
            <text:p>0.31105</text:p>
          </table:table-cell>
          <table:table-cell office:value-type="float" office:value="0.11015" calcext:value-type="float">
            <text:p>0.11015</text:p>
          </table:table-cell>
          <table:table-cell office:value-type="float" office:value="1" calcext:value-type="float">
            <text:p>1</text:p>
          </table:table-cell>
          <table:table-cell office:value-type="float" office:value="9.7339" calcext:value-type="float">
            <text:p>9.7339</text:p>
          </table:table-cell>
          <table:table-cell office:value-type="float" office:value="17.414" calcext:value-type="float">
            <text:p>17.414</text:p>
          </table:table-cell>
          <table:table-cell table:formula="of:=([.H99]-12)/4.5" office:value-type="float" office:value="1.20311111111111" calcext:value-type="float">
            <text:p>1.20311111111111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7059" calcext:value-type="float">
            <text:p>-4.7059</text:p>
          </table:table-cell>
          <table:table-cell office:value-type="float" office:value="3.2967" calcext:value-type="float">
            <text:p>3.2967</text:p>
          </table:table-cell>
          <table:table-cell table:formula="of:=[.B100]/[.$B$2]" office:value-type="float" office:value="0.33868233698723" calcext:value-type="float">
            <text:p>0.33868233698723</text:p>
          </table:table-cell>
          <table:table-cell office:value-type="float" office:value="0.31163" calcext:value-type="float">
            <text:p>0.31163</text:p>
          </table:table-cell>
          <table:table-cell office:value-type="float" office:value="0.10734" calcext:value-type="float">
            <text:p>0.10734</text:p>
          </table:table-cell>
          <table:table-cell office:value-type="float" office:value="1" calcext:value-type="float">
            <text:p>1</text:p>
          </table:table-cell>
          <table:table-cell office:value-type="float" office:value="9.8343" calcext:value-type="float">
            <text:p>9.8343</text:p>
          </table:table-cell>
          <table:table-cell office:value-type="float" office:value="17.514" calcext:value-type="float">
            <text:p>17.514</text:p>
          </table:table-cell>
          <table:table-cell table:formula="of:=([.H100]-12)/4.5" office:value-type="float" office:value="1.22533333333333" calcext:value-type="float">
            <text:p>1.2253333333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6495" calcext:value-type="float">
            <text:p>-4.6495</text:p>
          </table:table-cell>
          <table:table-cell office:value-type="float" office:value="3.2896" calcext:value-type="float">
            <text:p>3.2896</text:p>
          </table:table-cell>
          <table:table-cell table:formula="of:=[.B101]/[.$B$2]" office:value-type="float" office:value="0.337952927398062" calcext:value-type="float">
            <text:p>0.337952927398062</text:p>
          </table:table-cell>
          <table:table-cell office:value-type="float" office:value="0.31239" calcext:value-type="float">
            <text:p>0.31239</text:p>
          </table:table-cell>
          <table:table-cell office:value-type="float" office:value="0.10479" calcext:value-type="float">
            <text:p>0.10479</text:p>
          </table:table-cell>
          <table:table-cell office:value-type="float" office:value="1" calcext:value-type="float">
            <text:p>1</text:p>
          </table:table-cell>
          <table:table-cell office:value-type="float" office:value="9.9347" calcext:value-type="float">
            <text:p>9.9347</text:p>
          </table:table-cell>
          <table:table-cell office:value-type="float" office:value="17.615" calcext:value-type="float">
            <text:p>17.615</text:p>
          </table:table-cell>
          <table:table-cell table:formula="of:=([.H101]-12)/4.5" office:value-type="float" office:value="1.24777777777778" calcext:value-type="float">
            <text:p>1.24777777777778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  <table:table-row table:style-name="ro1">
          <table:table-cell office:value-type="float" office:value="-4.5941" calcext:value-type="float">
            <text:p>-4.5941</text:p>
          </table:table-cell>
          <table:table-cell office:value-type="float" office:value="3.2833" calcext:value-type="float">
            <text:p>3.2833</text:p>
          </table:table-cell>
          <table:table-cell table:formula="of:=[.B102]/[.$B$2]" office:value-type="float" office:value="0.337305704804857" calcext:value-type="float">
            <text:p>0.337305704804857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10208" calcext:value-type="float">
            <text:p>0.10208</text:p>
          </table:table-cell>
          <table:table-cell office:value-type="float" office:value="1" calcext:value-type="float">
            <text:p>1</text:p>
          </table:table-cell>
          <table:table-cell office:value-type="float" office:value="10.035" calcext:value-type="float">
            <text:p>10.035</text:p>
          </table:table-cell>
          <table:table-cell office:value-type="float" office:value="17.715" calcext:value-type="float">
            <text:p>17.715</text:p>
          </table:table-cell>
          <table:table-cell table:formula="of:=([.H102]-12)/4.5" office:value-type="float" office:value="1.27" calcext:value-type="float">
            <text:p>1.27</text:p>
          </table:table-cell>
          <table:table-cell office:value-type="float" office:value="11.25" calcext:value-type="float">
            <text:p>11.25</text:p>
          </table:table-cell>
          <table:table-cell office:value-type="float" office:value="6.845" calcext:value-type="float">
            <text:p>6.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8T06:34:43.167899813</dc:date>
    <meta:editing-duration>PT4M53S</meta:editing-duration>
    <meta:editing-cycles>1</meta:editing-cycles>
    <meta:document-statistic meta:table-count="1" meta:cell-count="1122" meta:object-count="0"/>
    <meta:generator>LibreOffice/6.2.0.3$MacOSX_X86_64 LibreOffice_project/98c6a8a1c6c7b144ce3cc729e34964b47ce25d62</meta:generator>
  </office:meta>
</office:document-meta>
</file>